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random_memory_10_times4ave_1_maxs_10.0" table:style-name="ta1">
        <table:shapes>
          <draw:frame draw:z-index="0" draw:style-name="gr1" draw:text-style-name="P1" svg:width="36.039cm" svg:height="9.005cm" svg:x="5.009cm" svg:y="47.866cm">
            <draw:object draw:notify-on-update-of-ranges="'TESTBENCH_metaheu_ls_vnd_bvns_ts__niter_10_search_greedy_init_random_memory_10_times4ave_1_maxs_10.0'.E1:'TESTBENCH_metaheu_ls_vnd_bvns_ts__niter_10_search_greedy_init_random_memory_10_times4ave_1_maxs_10.0'.E1 'TESTBENCH_metaheu_ls_vnd_bvns_ts__niter_10_search_greedy_init_random_memory_10_times4ave_1_maxs_10.0'.E2:'TESTBENCH_metaheu_ls_vnd_bvns_ts__niter_10_search_greedy_init_random_memory_10_times4ave_1_maxs_10.0'.E101 'TESTBENCH_metaheu_ls_vnd_bvns_ts__niter_10_search_greedy_init_random_memory_10_times4ave_1_maxs_10.0'.H1:'TESTBENCH_metaheu_ls_vnd_bvns_ts__niter_10_search_greedy_init_random_memory_10_times4ave_1_maxs_10.0'.H1 'TESTBENCH_metaheu_ls_vnd_bvns_ts__niter_10_search_greedy_init_random_memory_10_times4ave_1_maxs_10.0'.H2:'TESTBENCH_metaheu_ls_vnd_bvns_ts__niter_10_search_greedy_init_random_memory_10_times4ave_1_maxs_10.0'.H101 'TESTBENCH_metaheu_ls_vnd_bvns_ts__niter_10_search_greedy_init_random_memory_10_times4ave_1_maxs_10.0'.K1:'TESTBENCH_metaheu_ls_vnd_bvns_ts__niter_10_search_greedy_init_random_memory_10_times4ave_1_maxs_10.0'.K1 'TESTBENCH_metaheu_ls_vnd_bvns_ts__niter_10_search_greedy_init_random_memory_10_times4ave_1_maxs_10.0'.K2:'TESTBENCH_metaheu_ls_vnd_bvns_ts__niter_10_search_greedy_init_random_memory_10_times4ave_1_maxs_10.0'.K101 'TESTBENCH_metaheu_ls_vnd_bvns_ts__niter_10_search_greedy_init_random_memory_10_times4ave_1_maxs_10.0'.N1:'TESTBENCH_metaheu_ls_vnd_bvns_ts__niter_10_search_greedy_init_random_memory_10_times4ave_1_maxs_10.0'.N1 'TESTBENCH_metaheu_ls_vnd_bvns_ts__niter_10_search_greedy_init_random_memory_10_times4ave_1_maxs_10.0'.N2:'TESTBENCH_metaheu_ls_vnd_bvns_ts__niter_10_search_greedy_init_random_memory_10_times4ave_1_maxs_10.0'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608577728271484" calcext:value-type="float">
            <text:p>0,060857772827148</text:p>
          </table:table-cell>
          <table:table-cell table:number-columns-repeated="2" office:value-type="float" office:value="6302" calcext:value-type="float">
            <text:p>6302</text:p>
          </table:table-cell>
          <table:table-cell office:value-type="float" office:value="0.183810472488403" calcext:value-type="float">
            <text:p>0,183810472488403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9.99681639671326" calcext:value-type="float">
            <text:p>9,99681639671326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0.0187976360321" calcext:value-type="float">
            <text:p>10,0187976360321</text:p>
          </table:table-cell>
          <table:table-cell table:number-columns-repeated="2"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358409881591797" calcext:value-type="float">
            <text:p>0,03584098815918</text:p>
          </table:table-cell>
          <table:table-cell table:number-columns-repeated="2" office:value-type="float" office:value="8322" calcext:value-type="float">
            <text:p>8322</text:p>
          </table:table-cell>
          <table:table-cell office:value-type="float" office:value="0.186215400695801" calcext:value-type="float">
            <text:p>0,186215400695801</text:p>
          </table:table-cell>
          <table:table-cell table:number-columns-repeated="2" office:value-type="float" office:value="3677" calcext:value-type="float">
            <text:p>3677</text:p>
          </table:table-cell>
          <table:table-cell office:value-type="float" office:value="10.0005822181702" calcext:value-type="float">
            <text:p>10,0005822181702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248613357544" calcext:value-type="float">
            <text:p>10,0248613357544</text:p>
          </table:table-cell>
          <table:table-cell table:number-columns-repeated="2"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890092849731445" calcext:value-type="float">
            <text:p>0,089009284973145</text:p>
          </table:table-cell>
          <table:table-cell table:number-columns-repeated="2" office:value-type="float" office:value="5626" calcext:value-type="float">
            <text:p>5626</text:p>
          </table:table-cell>
          <table:table-cell office:value-type="float" office:value="0.229283332824707" calcext:value-type="float">
            <text:p>0,229283332824707</text:p>
          </table:table-cell>
          <table:table-cell table:number-columns-repeated="2" office:value-type="float" office:value="3202" calcext:value-type="float">
            <text:p>3202</text:p>
          </table:table-cell>
          <table:table-cell office:value-type="float" office:value="9.9981095790863" calcext:value-type="float">
            <text:p>9,9981095790863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10.0163114070892" calcext:value-type="float">
            <text:p>10,0163114070892</text:p>
          </table:table-cell>
          <table:table-cell table:number-columns-repeated="2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268433094024658" calcext:value-type="float">
            <text:p>0,026843309402466</text:p>
          </table:table-cell>
          <table:table-cell table:number-columns-repeated="2" office:value-type="float" office:value="8098" calcext:value-type="float">
            <text:p>8098</text:p>
          </table:table-cell>
          <table:table-cell office:value-type="float" office:value="0.272953033447266" calcext:value-type="float">
            <text:p>0,272953033447266</text:p>
          </table:table-cell>
          <table:table-cell table:number-columns-repeated="2" office:value-type="float" office:value="3172" calcext:value-type="float">
            <text:p>3172</text:p>
          </table:table-cell>
          <table:table-cell office:value-type="float" office:value="10.0004804134369" calcext:value-type="float">
            <text:p>10,0004804134369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9.99731111526489" calcext:value-type="float">
            <text:p>9,99731111526489</text:p>
          </table:table-cell>
          <table:table-cell table:number-columns-repeated="2"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102322101593018" calcext:value-type="float">
            <text:p>0,010232210159302</text:p>
          </table:table-cell>
          <table:table-cell table:number-columns-repeated="2" office:value-type="float" office:value="7773" calcext:value-type="float">
            <text:p>7773</text:p>
          </table:table-cell>
          <table:table-cell office:value-type="float" office:value="0.28809666633606" calcext:value-type="float">
            <text:p>0,28809666633606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9.99732327461243" calcext:value-type="float">
            <text:p>9,99732327461243</text:p>
          </table:table-cell>
          <table:table-cell table:number-columns-repeated="2" office:value-type="float" office:value="1933" calcext:value-type="float">
            <text:p>1933</text:p>
          </table:table-cell>
          <table:table-cell office:value-type="float" office:value="10.0197143554688" calcext:value-type="float">
            <text:p>10,0197143554688</text:p>
          </table:table-cell>
          <table:table-cell table:number-columns-repeated="2"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0342345237731934" calcext:value-type="float">
            <text:p>0,003423452377319</text:p>
          </table:table-cell>
          <table:table-cell table:number-columns-repeated="2" office:value-type="float" office:value="9347" calcext:value-type="float">
            <text:p>9347</text:p>
          </table:table-cell>
          <table:table-cell office:value-type="float" office:value="0.190456390380859" calcext:value-type="float">
            <text:p>0,190456390380859</text:p>
          </table:table-cell>
          <table:table-cell table:number-columns-repeated="2" office:value-type="float" office:value="3793" calcext:value-type="float">
            <text:p>3793</text:p>
          </table:table-cell>
          <table:table-cell office:value-type="float" office:value="9.99996757507324" calcext:value-type="float">
            <text:p>9,99996757507324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342864990234" calcext:value-type="float">
            <text:p>10,0342864990234</text:p>
          </table:table-cell>
          <table:table-cell table:number-columns-repeated="2"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332472324371338" calcext:value-type="float">
            <text:p>0,033247232437134</text:p>
          </table:table-cell>
          <table:table-cell table:number-columns-repeated="2" office:value-type="float" office:value="8022" calcext:value-type="float">
            <text:p>8022</text:p>
          </table:table-cell>
          <table:table-cell office:value-type="float" office:value="0.169689893722534" calcext:value-type="float">
            <text:p>0,169689893722534</text:p>
          </table:table-cell>
          <table:table-cell table:number-columns-repeated="2" office:value-type="float" office:value="3331" calcext:value-type="float">
            <text:p>3331</text:p>
          </table:table-cell>
          <table:table-cell office:value-type="float" office:value="9.99962782859802" calcext:value-type="float">
            <text:p>9,99962782859802</text:p>
          </table:table-cell>
          <table:table-cell table:number-columns-repeated="2" office:value-type="float" office:value="2081" calcext:value-type="float">
            <text:p>2081</text:p>
          </table:table-cell>
          <table:table-cell office:value-type="float" office:value="10.0063829421997" calcext:value-type="float">
            <text:p>10,0063829421997</text:p>
          </table:table-cell>
          <table:table-cell table:number-columns-repeated="2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473051071166992" calcext:value-type="float">
            <text:p>0,047305107116699</text:p>
          </table:table-cell>
          <table:table-cell table:number-columns-repeated="2" office:value-type="float" office:value="6466" calcext:value-type="float">
            <text:p>6466</text:p>
          </table:table-cell>
          <table:table-cell office:value-type="float" office:value="0.1939697265625" calcext:value-type="float">
            <text:p>0,1939697265625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9.99895930290222" calcext:value-type="float">
            <text:p>9,99895930290222</text:p>
          </table:table-cell>
          <table:table-cell table:number-columns-repeated="2" office:value-type="float" office:value="2213" calcext:value-type="float">
            <text:p>2213</text:p>
          </table:table-cell>
          <table:table-cell office:value-type="float" office:value="10.0145082473755" calcext:value-type="float">
            <text:p>10,0145082473755</text:p>
          </table:table-cell>
          <table:table-cell table:number-columns-repeated="2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342020988464356" calcext:value-type="float">
            <text:p>0,034202098846436</text:p>
          </table:table-cell>
          <table:table-cell table:number-columns-repeated="2" office:value-type="float" office:value="7639" calcext:value-type="float">
            <text:p>7639</text:p>
          </table:table-cell>
          <table:table-cell office:value-type="float" office:value="0.273505210876465" calcext:value-type="float">
            <text:p>0,273505210876465</text:p>
          </table:table-cell>
          <table:table-cell table:number-columns-repeated="2" office:value-type="float" office:value="2650" calcext:value-type="float">
            <text:p>2650</text:p>
          </table:table-cell>
          <table:table-cell office:value-type="float" office:value="9.99859809875488" calcext:value-type="float">
            <text:p>9,99859809875488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10.0242576599121" calcext:value-type="float">
            <text:p>10,0242576599121</text:p>
          </table:table-cell>
          <table:table-cell table:number-columns-repeated="2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169961452484131" calcext:value-type="float">
            <text:p>0,016996145248413</text:p>
          </table:table-cell>
          <table:table-cell table:number-columns-repeated="2" office:value-type="float" office:value="8388" calcext:value-type="float">
            <text:p>8388</text:p>
          </table:table-cell>
          <table:table-cell office:value-type="float" office:value="0.187796115875244" calcext:value-type="float">
            <text:p>0,187796115875244</text:p>
          </table:table-cell>
          <table:table-cell table:number-columns-repeated="2" office:value-type="float" office:value="3436" calcext:value-type="float">
            <text:p>3436</text:p>
          </table:table-cell>
          <table:table-cell office:value-type="float" office:value="9.99788689613342" calcext:value-type="float">
            <text:p>9,99788689613342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394592285156" calcext:value-type="float">
            <text:p>10,0394592285156</text:p>
          </table:table-cell>
          <table:table-cell table:number-columns-repeated="2"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541520118713379" calcext:value-type="float">
            <text:p>0,054152011871338</text:p>
          </table:table-cell>
          <table:table-cell table:number-columns-repeated="2" office:value-type="float" office:value="7042" calcext:value-type="float">
            <text:p>7042</text:p>
          </table:table-cell>
          <table:table-cell office:value-type="float" office:value="0.286501884460449" calcext:value-type="float">
            <text:p>0,286501884460449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float" office:value="9.9988431930542" calcext:value-type="float">
            <text:p>9,9988431930542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10.0125277042389" calcext:value-type="float">
            <text:p>10,0125277042389</text:p>
          </table:table-cell>
          <table:table-cell table:number-columns-repeated="2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684294700622559" calcext:value-type="float">
            <text:p>0,068429470062256</text:p>
          </table:table-cell>
          <table:table-cell table:number-columns-repeated="2" office:value-type="float" office:value="7292" calcext:value-type="float">
            <text:p>7292</text:p>
          </table:table-cell>
          <table:table-cell office:value-type="float" office:value="0.226500511169434" calcext:value-type="float">
            <text:p>0,226500511169434</text:p>
          </table:table-cell>
          <table:table-cell table:number-columns-repeated="2" office:value-type="float" office:value="2961" calcext:value-type="float">
            <text:p>2961</text:p>
          </table:table-cell>
          <table:table-cell office:value-type="float" office:value="10.0067121982574" calcext:value-type="float">
            <text:p>10,0067121982574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10.0128929615021" calcext:value-type="float">
            <text:p>10,0128929615021</text:p>
          </table:table-cell>
          <table:table-cell table:number-columns-repeated="2"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100045204162598" calcext:value-type="float">
            <text:p>0,01000452041626</text:p>
          </table:table-cell>
          <table:table-cell table:number-columns-repeated="2" office:value-type="float" office:value="7838" calcext:value-type="float">
            <text:p>7838</text:p>
          </table:table-cell>
          <table:table-cell office:value-type="float" office:value="0.180032014846802" calcext:value-type="float">
            <text:p>0,180032014846802</text:p>
          </table:table-cell>
          <table:table-cell table:number-columns-repeated="2" office:value-type="float" office:value="3765" calcext:value-type="float">
            <text:p>3765</text:p>
          </table:table-cell>
          <table:table-cell office:value-type="float" office:value="9.99834513664246" calcext:value-type="float">
            <text:p>9,99834513664246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10.0381200313568" calcext:value-type="float">
            <text:p>10,0381200313568</text:p>
          </table:table-cell>
          <table:table-cell table:number-columns-repeated="2"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10725736618042" calcext:value-type="float">
            <text:p>0,010725736618042</text:p>
          </table:table-cell>
          <table:table-cell table:number-columns-repeated="2" office:value-type="float" office:value="8773" calcext:value-type="float">
            <text:p>8773</text:p>
          </table:table-cell>
          <table:table-cell office:value-type="float" office:value="0.140203237533569" calcext:value-type="float">
            <text:p>0,140203237533569</text:p>
          </table:table-cell>
          <table:table-cell table:number-columns-repeated="2" office:value-type="float" office:value="3486" calcext:value-type="float">
            <text:p>3486</text:p>
          </table:table-cell>
          <table:table-cell office:value-type="float" office:value="9.99996566772461" calcext:value-type="float">
            <text:p>9,99996566772461</text:p>
          </table:table-cell>
          <table:table-cell table:number-columns-repeated="2" office:value-type="float" office:value="2121" calcext:value-type="float">
            <text:p>2121</text:p>
          </table:table-cell>
          <table:table-cell office:value-type="float" office:value="10.0390737056732" calcext:value-type="float">
            <text:p>10,0390737056732</text:p>
          </table:table-cell>
          <table:table-cell table:number-columns-repeated="2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200729370117187" calcext:value-type="float">
            <text:p>0,020072937011719</text:p>
          </table:table-cell>
          <table:table-cell table:number-columns-repeated="2" office:value-type="float" office:value="9109" calcext:value-type="float">
            <text:p>9109</text:p>
          </table:table-cell>
          <table:table-cell office:value-type="float" office:value="0.238603591918945" calcext:value-type="float">
            <text:p>0,238603591918945</text:p>
          </table:table-cell>
          <table:table-cell table:number-columns-repeated="2" office:value-type="float" office:value="2983" calcext:value-type="float">
            <text:p>2983</text:p>
          </table:table-cell>
          <table:table-cell office:value-type="float" office:value="9.99723529815674" calcext:value-type="float">
            <text:p>9,99723529815674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10.0276010036469" calcext:value-type="float">
            <text:p>10,0276010036469</text:p>
          </table:table-cell>
          <table:table-cell table:number-columns-repeated="2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34670734405518" calcext:value-type="float">
            <text:p>0,013467073440552</text:p>
          </table:table-cell>
          <table:table-cell table:number-columns-repeated="2" office:value-type="float" office:value="8411" calcext:value-type="float">
            <text:p>8411</text:p>
          </table:table-cell>
          <table:table-cell office:value-type="float" office:value="0.272491693496704" calcext:value-type="float">
            <text:p>0,272491693496704</text:p>
          </table:table-cell>
          <table:table-cell table:number-columns-repeated="2" office:value-type="float" office:value="3046" calcext:value-type="float">
            <text:p>3046</text:p>
          </table:table-cell>
          <table:table-cell office:value-type="float" office:value="9.99908542633057" calcext:value-type="float">
            <text:p>9,99908542633057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174088478088" calcext:value-type="float">
            <text:p>10,0174088478088</text:p>
          </table:table-cell>
          <table:table-cell table:number-columns-repeated="2"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369706153869629" calcext:value-type="float">
            <text:p>0,036970615386963</text:p>
          </table:table-cell>
          <table:table-cell table:number-columns-repeated="2" office:value-type="float" office:value="7609" calcext:value-type="float">
            <text:p>7609</text:p>
          </table:table-cell>
          <table:table-cell office:value-type="float" office:value="0.197982788085938" calcext:value-type="float">
            <text:p>0,197982788085938</text:p>
          </table:table-cell>
          <table:table-cell table:number-columns-repeated="2" office:value-type="float" office:value="3154" calcext:value-type="float">
            <text:p>3154</text:p>
          </table:table-cell>
          <table:table-cell office:value-type="float" office:value="9.99970865249634" calcext:value-type="float">
            <text:p>9,99970865249634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10.0115985870361" calcext:value-type="float">
            <text:p>10,0115985870361</text:p>
          </table:table-cell>
          <table:table-cell table:number-columns-repeated="2"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635919570922852" calcext:value-type="float">
            <text:p>0,063591957092285</text:p>
          </table:table-cell>
          <table:table-cell table:number-columns-repeated="2" office:value-type="float" office:value="7209" calcext:value-type="float">
            <text:p>7209</text:p>
          </table:table-cell>
          <table:table-cell office:value-type="float" office:value="0.189228296279907" calcext:value-type="float">
            <text:p>0,189228296279907</text:p>
          </table:table-cell>
          <table:table-cell table:number-columns-repeated="2" office:value-type="float" office:value="2949" calcext:value-type="float">
            <text:p>2949</text:p>
          </table:table-cell>
          <table:table-cell office:value-type="float" office:value="9.99946761131287" calcext:value-type="float">
            <text:p>9,99946761131287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9.99834585189819" calcext:value-type="float">
            <text:p>9,99834585189819</text:p>
          </table:table-cell>
          <table:table-cell table:number-columns-repeated="2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271873474121094" calcext:value-type="float">
            <text:p>0,027187347412109</text:p>
          </table:table-cell>
          <table:table-cell table:number-columns-repeated="2" office:value-type="float" office:value="8369" calcext:value-type="float">
            <text:p>8369</text:p>
          </table:table-cell>
          <table:table-cell office:value-type="float" office:value="0.220543384552002" calcext:value-type="float">
            <text:p>0,220543384552002</text:p>
          </table:table-cell>
          <table:table-cell table:number-columns-repeated="2" office:value-type="float" office:value="3679" calcext:value-type="float">
            <text:p>3679</text:p>
          </table:table-cell>
          <table:table-cell office:value-type="float" office:value="10.0005745887756" calcext:value-type="float">
            <text:p>10,0005745887756</text:p>
          </table:table-cell>
          <table:table-cell table:number-columns-repeated="2" office:value-type="float" office:value="2141" calcext:value-type="float">
            <text:p>2141</text:p>
          </table:table-cell>
          <table:table-cell office:value-type="float" office:value="10.0185375213623" calcext:value-type="float">
            <text:p>10,0185375213623</text:p>
          </table:table-cell>
          <table:table-cell table:number-columns-repeated="2"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400018692016602" calcext:value-type="float">
            <text:p>0,004000186920166</text:p>
          </table:table-cell>
          <table:table-cell table:number-columns-repeated="2" office:value-type="float" office:value="8762" calcext:value-type="float">
            <text:p>8762</text:p>
          </table:table-cell>
          <table:table-cell office:value-type="float" office:value="0.256550073623657" calcext:value-type="float">
            <text:p>0,256550073623657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float" office:value="9.99752259254456" calcext:value-type="float">
            <text:p>9,99752259254456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0.0287866592407" calcext:value-type="float">
            <text:p>10,0287866592407</text:p>
          </table:table-cell>
          <table:table-cell table:number-columns-repeated="2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068821907043457" calcext:value-type="float">
            <text:p>0,006882190704346</text:p>
          </table:table-cell>
          <table:table-cell table:number-columns-repeated="2" office:value-type="float" office:value="8873" calcext:value-type="float">
            <text:p>8873</text:p>
          </table:table-cell>
          <table:table-cell office:value-type="float" office:value="0.15041446685791" calcext:value-type="float">
            <text:p>0,15041446685791</text:p>
          </table:table-cell>
          <table:table-cell table:number-columns-repeated="2" office:value-type="float" office:value="3632" calcext:value-type="float">
            <text:p>3632</text:p>
          </table:table-cell>
          <table:table-cell office:value-type="float" office:value="10.0019342899323" calcext:value-type="float">
            <text:p>10,0019342899323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10.0085780620575" calcext:value-type="float">
            <text:p>10,0085780620575</text:p>
          </table:table-cell>
          <table:table-cell table:number-columns-repeated="2"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468459129333496" calcext:value-type="float">
            <text:p>0,04684591293335</text:p>
          </table:table-cell>
          <table:table-cell table:number-columns-repeated="2" office:value-type="float" office:value="6920" calcext:value-type="float">
            <text:p>6920</text:p>
          </table:table-cell>
          <table:table-cell office:value-type="float" office:value="0.252955198287964" calcext:value-type="float">
            <text:p>0,252955198287964</text:p>
          </table:table-cell>
          <table:table-cell table:number-columns-repeated="2" office:value-type="float" office:value="3356" calcext:value-type="float">
            <text:p>3356</text:p>
          </table:table-cell>
          <table:table-cell office:value-type="float" office:value="10.0031688213348" calcext:value-type="float">
            <text:p>10,0031688213348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196282863617" calcext:value-type="float">
            <text:p>10,0196282863617</text:p>
          </table:table-cell>
          <table:table-cell table:number-columns-repeated="2"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406076908111572" calcext:value-type="float">
            <text:p>0,040607690811157</text:p>
          </table:table-cell>
          <table:table-cell table:number-columns-repeated="2" office:value-type="float" office:value="7329" calcext:value-type="float">
            <text:p>7329</text:p>
          </table:table-cell>
          <table:table-cell office:value-type="float" office:value="0.171836137771606" calcext:value-type="float">
            <text:p>0,171836137771606</text:p>
          </table:table-cell>
          <table:table-cell table:number-columns-repeated="2" office:value-type="float" office:value="3397" calcext:value-type="float">
            <text:p>3397</text:p>
          </table:table-cell>
          <table:table-cell office:value-type="float" office:value="9.99768233299255" calcext:value-type="float">
            <text:p>9,99768233299255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253081321716" calcext:value-type="float">
            <text:p>10,0253081321716</text:p>
          </table:table-cell>
          <table:table-cell table:number-columns-repeated="2"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437545776367188" calcext:value-type="float">
            <text:p>0,043754577636719</text:p>
          </table:table-cell>
          <table:table-cell table:number-columns-repeated="2" office:value-type="float" office:value="7024" calcext:value-type="float">
            <text:p>7024</text:p>
          </table:table-cell>
          <table:table-cell office:value-type="float" office:value="0.185548782348633" calcext:value-type="float">
            <text:p>0,185548782348633</text:p>
          </table:table-cell>
          <table:table-cell table:number-columns-repeated="2" office:value-type="float" office:value="3198" calcext:value-type="float">
            <text:p>3198</text:p>
          </table:table-cell>
          <table:table-cell office:value-type="float" office:value="9.99891471862793" calcext:value-type="float">
            <text:p>9,99891471862793</text:p>
          </table:table-cell>
          <table:table-cell table:number-columns-repeated="2" office:value-type="float" office:value="1973" calcext:value-type="float">
            <text:p>1973</text:p>
          </table:table-cell>
          <table:table-cell office:value-type="float" office:value="10.0206980705261" calcext:value-type="float">
            <text:p>10,0206980705261</text:p>
          </table:table-cell>
          <table:table-cell table:number-columns-repeated="2"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239410400390625" calcext:value-type="float">
            <text:p>0,023941040039063</text:p>
          </table:table-cell>
          <table:table-cell table:number-columns-repeated="2" office:value-type="float" office:value="8656" calcext:value-type="float">
            <text:p>8656</text:p>
          </table:table-cell>
          <table:table-cell office:value-type="float" office:value="0.22680139541626" calcext:value-type="float">
            <text:p>0,22680139541626</text:p>
          </table:table-cell>
          <table:table-cell table:number-columns-repeated="2" office:value-type="float" office:value="2946" calcext:value-type="float">
            <text:p>2946</text:p>
          </table:table-cell>
          <table:table-cell office:value-type="float" office:value="9.99853301048279" calcext:value-type="float">
            <text:p>9,99853301048279</text:p>
          </table:table-cell>
          <table:table-cell table:number-columns-repeated="2" office:value-type="float" office:value="2327" calcext:value-type="float">
            <text:p>2327</text:p>
          </table:table-cell>
          <table:table-cell office:value-type="float" office:value="10.0268349647522" calcext:value-type="float">
            <text:p>10,0268349647522</text:p>
          </table:table-cell>
          <table:table-cell table:number-columns-repeated="2"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0683116912841797" calcext:value-type="float">
            <text:p>0,006831169128418</text:p>
          </table:table-cell>
          <table:table-cell table:number-columns-repeated="2" office:value-type="float" office:value="8365" calcext:value-type="float">
            <text:p>8365</text:p>
          </table:table-cell>
          <table:table-cell office:value-type="float" office:value="0.22479510307312" calcext:value-type="float">
            <text:p>0,22479510307312</text:p>
          </table:table-cell>
          <table:table-cell table:number-columns-repeated="2" office:value-type="float" office:value="3215" calcext:value-type="float">
            <text:p>3215</text:p>
          </table:table-cell>
          <table:table-cell office:value-type="float" office:value="9.99988341331482" calcext:value-type="float">
            <text:p>9,99988341331482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058689117432" calcext:value-type="float">
            <text:p>10,0058689117432</text:p>
          </table:table-cell>
          <table:table-cell table:number-columns-repeated="2"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586831569671631" calcext:value-type="float">
            <text:p>0,058683156967163</text:p>
          </table:table-cell>
          <table:table-cell table:number-columns-repeated="2" office:value-type="float" office:value="7265" calcext:value-type="float">
            <text:p>7265</text:p>
          </table:table-cell>
          <table:table-cell office:value-type="float" office:value="0.207067489624023" calcext:value-type="float">
            <text:p>0,207067489624023</text:p>
          </table:table-cell>
          <table:table-cell table:number-columns-repeated="2" office:value-type="float" office:value="3393" calcext:value-type="float">
            <text:p>3393</text:p>
          </table:table-cell>
          <table:table-cell office:value-type="float" office:value="9.99824523925781" calcext:value-type="float">
            <text:p>9,99824523925781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10.0021409988403" calcext:value-type="float">
            <text:p>10,0021409988403</text:p>
          </table:table-cell>
          <table:table-cell table:number-columns-repeated="2"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437555313110352" calcext:value-type="float">
            <text:p>0,043755531311035</text:p>
          </table:table-cell>
          <table:table-cell table:number-columns-repeated="2" office:value-type="float" office:value="6946" calcext:value-type="float">
            <text:p>6946</text:p>
          </table:table-cell>
          <table:table-cell office:value-type="float" office:value="0.289536237716675" calcext:value-type="float">
            <text:p>0,289536237716675</text:p>
          </table:table-cell>
          <table:table-cell table:number-columns-repeated="2" office:value-type="float" office:value="3090" calcext:value-type="float">
            <text:p>3090</text:p>
          </table:table-cell>
          <table:table-cell office:value-type="float" office:value="10.0070202350616" calcext:value-type="float">
            <text:p>10,0070202350616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0.007670879364" calcext:value-type="float">
            <text:p>10,007670879364</text:p>
          </table:table-cell>
          <table:table-cell table:number-columns-repeated="2"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02787017822266" calcext:value-type="float">
            <text:p>0,010278701782227</text:p>
          </table:table-cell>
          <table:table-cell table:number-columns-repeated="2" office:value-type="float" office:value="8875" calcext:value-type="float">
            <text:p>8875</text:p>
          </table:table-cell>
          <table:table-cell office:value-type="float" office:value="0.182565212249756" calcext:value-type="float">
            <text:p>0,182565212249756</text:p>
          </table:table-cell>
          <table:table-cell table:number-columns-repeated="2" office:value-type="float" office:value="3828" calcext:value-type="float">
            <text:p>3828</text:p>
          </table:table-cell>
          <table:table-cell office:value-type="float" office:value="9.99773502349854" calcext:value-type="float">
            <text:p>9,99773502349854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0.0151035785675" calcext:value-type="float">
            <text:p>10,0151035785675</text:p>
          </table:table-cell>
          <table:table-cell table:number-columns-repeated="2"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0681233406066895" calcext:value-type="float">
            <text:p>0,006812334060669</text:p>
          </table:table-cell>
          <table:table-cell table:number-columns-repeated="2" office:value-type="float" office:value="8436" calcext:value-type="float">
            <text:p>8436</text:p>
          </table:table-cell>
          <table:table-cell office:value-type="float" office:value="0.186413049697876" calcext:value-type="float">
            <text:p>0,186413049697876</text:p>
          </table:table-cell>
          <table:table-cell table:number-columns-repeated="2" office:value-type="float" office:value="3510" calcext:value-type="float">
            <text:p>3510</text:p>
          </table:table-cell>
          <table:table-cell office:value-type="float" office:value="10.0011432170868" calcext:value-type="float">
            <text:p>10,0011432170868</text:p>
          </table:table-cell>
          <table:table-cell table:number-columns-repeated="2" office:value-type="float" office:value="2070" calcext:value-type="float">
            <text:p>2070</text:p>
          </table:table-cell>
          <table:table-cell office:value-type="float" office:value="10.035835981369" calcext:value-type="float">
            <text:p>10,035835981369</text:p>
          </table:table-cell>
          <table:table-cell table:number-columns-repeated="2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202610492706299" calcext:value-type="float">
            <text:p>0,02026104927063</text:p>
          </table:table-cell>
          <table:table-cell table:number-columns-repeated="2" office:value-type="float" office:value="8892" calcext:value-type="float">
            <text:p>8892</text:p>
          </table:table-cell>
          <table:table-cell office:value-type="float" office:value="0.219421863555908" calcext:value-type="float">
            <text:p>0,219421863555908</text:p>
          </table:table-cell>
          <table:table-cell table:number-columns-repeated="2" office:value-type="float" office:value="3206" calcext:value-type="float">
            <text:p>3206</text:p>
          </table:table-cell>
          <table:table-cell office:value-type="float" office:value="9.99930667877197" calcext:value-type="float">
            <text:p>9,99930667877197</text:p>
          </table:table-cell>
          <table:table-cell table:number-columns-repeated="2" office:value-type="float" office:value="2266" calcext:value-type="float">
            <text:p>2266</text:p>
          </table:table-cell>
          <table:table-cell office:value-type="float" office:value="10.0259711742401" calcext:value-type="float">
            <text:p>10,0259711742401</text:p>
          </table:table-cell>
          <table:table-cell table:number-columns-repeated="2"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442588329315186" calcext:value-type="float">
            <text:p>0,044258832931519</text:p>
          </table:table-cell>
          <table:table-cell table:number-columns-repeated="2" office:value-type="float" office:value="7355" calcext:value-type="float">
            <text:p>7355</text:p>
          </table:table-cell>
          <table:table-cell office:value-type="float" office:value="0.152996301651001" calcext:value-type="float">
            <text:p>0,152996301651001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9.99708366394043" calcext:value-type="float">
            <text:p>9,99708366394043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10.0107986927032" calcext:value-type="float">
            <text:p>10,0107986927032</text:p>
          </table:table-cell>
          <table:table-cell table:number-columns-repeated="2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304524898529053" calcext:value-type="float">
            <text:p>0,030452489852905</text:p>
          </table:table-cell>
          <table:table-cell table:number-columns-repeated="2" office:value-type="float" office:value="7961" calcext:value-type="float">
            <text:p>7961</text:p>
          </table:table-cell>
          <table:table-cell office:value-type="float" office:value="0.198731422424316" calcext:value-type="float">
            <text:p>0,198731422424316</text:p>
          </table:table-cell>
          <table:table-cell table:number-columns-repeated="2" office:value-type="float" office:value="3419" calcext:value-type="float">
            <text:p>3419</text:p>
          </table:table-cell>
          <table:table-cell office:value-type="float" office:value="9.99782204627991" calcext:value-type="float">
            <text:p>9,99782204627991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084354877472" calcext:value-type="float">
            <text:p>10,0084354877472</text:p>
          </table:table-cell>
          <table:table-cell table:number-columns-repeated="2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172176361083984" calcext:value-type="float">
            <text:p>0,017217636108398</text:p>
          </table:table-cell>
          <table:table-cell table:number-columns-repeated="2" office:value-type="float" office:value="8925" calcext:value-type="float">
            <text:p>8925</text:p>
          </table:table-cell>
          <table:table-cell office:value-type="float" office:value="0.282352447509766" calcext:value-type="float">
            <text:p>0,282352447509766</text:p>
          </table:table-cell>
          <table:table-cell table:number-columns-repeated="2" office:value-type="float" office:value="3097" calcext:value-type="float">
            <text:p>3097</text:p>
          </table:table-cell>
          <table:table-cell office:value-type="float" office:value="9.99796891212463" calcext:value-type="float">
            <text:p>9,99796891212463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9.99992156028748" calcext:value-type="float">
            <text:p>9,99992156028748</text:p>
          </table:table-cell>
          <table:table-cell table:number-columns-repeated="2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481231212615967" calcext:value-type="float">
            <text:p>0,048123121261597</text:p>
          </table:table-cell>
          <table:table-cell table:number-columns-repeated="2" office:value-type="float" office:value="7263" calcext:value-type="float">
            <text:p>7263</text:p>
          </table:table-cell>
          <table:table-cell office:value-type="float" office:value="0.222582340240478" calcext:value-type="float">
            <text:p>0,222582340240478</text:p>
          </table:table-cell>
          <table:table-cell table:number-columns-repeated="2" office:value-type="float" office:value="2753" calcext:value-type="float">
            <text:p>2753</text:p>
          </table:table-cell>
          <table:table-cell office:value-type="float" office:value="9.99739646911621" calcext:value-type="float">
            <text:p>9,99739646911621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10.0185203552246" calcext:value-type="float">
            <text:p>10,0185203552246</text:p>
          </table:table-cell>
          <table:table-cell table:number-columns-repeated="2"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0351953506469727" calcext:value-type="float">
            <text:p>0,003519535064697</text:p>
          </table:table-cell>
          <table:table-cell table:number-columns-repeated="2" office:value-type="float" office:value="8726" calcext:value-type="float">
            <text:p>8726</text:p>
          </table:table-cell>
          <table:table-cell office:value-type="float" office:value="0.21507453918457" calcext:value-type="float">
            <text:p>0,21507453918457</text:p>
          </table:table-cell>
          <table:table-cell table:number-columns-repeated="2" office:value-type="float" office:value="3099" calcext:value-type="float">
            <text:p>3099</text:p>
          </table:table-cell>
          <table:table-cell office:value-type="float" office:value="9.99950742721558" calcext:value-type="float">
            <text:p>9,99950742721558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10.0390775203705" calcext:value-type="float">
            <text:p>10,0390775203705</text:p>
          </table:table-cell>
          <table:table-cell table:number-columns-repeated="2"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274467468261719" calcext:value-type="float">
            <text:p>0,027446746826172</text:p>
          </table:table-cell>
          <table:table-cell table:number-columns-repeated="2" office:value-type="float" office:value="8028" calcext:value-type="float">
            <text:p>8028</text:p>
          </table:table-cell>
          <table:table-cell office:value-type="float" office:value="0.262412786483765" calcext:value-type="float">
            <text:p>0,262412786483765</text:p>
          </table:table-cell>
          <table:table-cell table:number-columns-repeated="2" office:value-type="float" office:value="2925" calcext:value-type="float">
            <text:p>2925</text:p>
          </table:table-cell>
          <table:table-cell office:value-type="float" office:value="9.99964666366577" calcext:value-type="float">
            <text:p>9,99964666366577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334196090698" calcext:value-type="float">
            <text:p>10,0334196090698</text:p>
          </table:table-cell>
          <table:table-cell table:number-columns-repeated="2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337491035461426" calcext:value-type="float">
            <text:p>0,033749103546143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0.196666479110718" calcext:value-type="float">
            <text:p>0,196666479110718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9.99532389640808" calcext:value-type="float">
            <text:p>9,99532389640808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10.025871515274" calcext:value-type="float">
            <text:p>10,025871515274</text:p>
          </table:table-cell>
          <table:table-cell table:number-columns-repeated="2"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068516731262207" calcext:value-type="float">
            <text:p>0,006851673126221</text:p>
          </table:table-cell>
          <table:table-cell table:number-columns-repeated="2" office:value-type="float" office:value="9531" calcext:value-type="float">
            <text:p>9531</text:p>
          </table:table-cell>
          <table:table-cell office:value-type="float" office:value="0.242914438247681" calcext:value-type="float">
            <text:p>0,242914438247681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float" office:value="9.99746298789978" calcext:value-type="float">
            <text:p>9,99746298789978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10.0209403038025" calcext:value-type="float">
            <text:p>10,0209403038025</text:p>
          </table:table-cell>
          <table:table-cell table:number-columns-repeated="2"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440289974212647" calcext:value-type="float">
            <text:p>0,044028997421265</text:p>
          </table:table-cell>
          <table:table-cell table:number-columns-repeated="2" office:value-type="float" office:value="7599" calcext:value-type="float">
            <text:p>7599</text:p>
          </table:table-cell>
          <table:table-cell office:value-type="float" office:value="0.223397016525268" calcext:value-type="float">
            <text:p>0,223397016525268</text:p>
          </table:table-cell>
          <table:table-cell table:number-columns-repeated="2" office:value-type="float" office:value="3467" calcext:value-type="float">
            <text:p>3467</text:p>
          </table:table-cell>
          <table:table-cell office:value-type="float" office:value="9.99697136878967" calcext:value-type="float">
            <text:p>9,99697136878967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18577480316" calcext:value-type="float">
            <text:p>10,0118577480316</text:p>
          </table:table-cell>
          <table:table-cell table:number-columns-repeated="2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579397678375244" calcext:value-type="float">
            <text:p>0,057939767837524</text:p>
          </table:table-cell>
          <table:table-cell table:number-columns-repeated="2" office:value-type="float" office:value="7614" calcext:value-type="float">
            <text:p>7614</text:p>
          </table:table-cell>
          <table:table-cell office:value-type="float" office:value="0.253666639328003" calcext:value-type="float">
            <text:p>0,253666639328003</text:p>
          </table:table-cell>
          <table:table-cell table:number-columns-repeated="2" office:value-type="float" office:value="3658" calcext:value-type="float">
            <text:p>3658</text:p>
          </table:table-cell>
          <table:table-cell office:value-type="float" office:value="9.99730181694031" calcext:value-type="float">
            <text:p>9,99730181694031</text:p>
          </table:table-cell>
          <table:table-cell table:number-columns-repeated="2" office:value-type="float" office:value="2242" calcext:value-type="float">
            <text:p>2242</text:p>
          </table:table-cell>
          <table:table-cell office:value-type="float" office:value="10.0186727046967" calcext:value-type="float">
            <text:p>10,0186727046967</text:p>
          </table:table-cell>
          <table:table-cell table:number-columns-repeated="2"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206184387207031" calcext:value-type="float">
            <text:p>0,020618438720703</text:p>
          </table:table-cell>
          <table:table-cell table:number-columns-repeated="2" office:value-type="float" office:value="7639" calcext:value-type="float">
            <text:p>7639</text:p>
          </table:table-cell>
          <table:table-cell office:value-type="float" office:value="0.172314643859863" calcext:value-type="float">
            <text:p>0,172314643859863</text:p>
          </table:table-cell>
          <table:table-cell table:number-columns-repeated="2" office:value-type="float" office:value="3246" calcext:value-type="float">
            <text:p>3246</text:p>
          </table:table-cell>
          <table:table-cell office:value-type="float" office:value="9.99663758277893" calcext:value-type="float">
            <text:p>9,99663758277893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10.0385134220123" calcext:value-type="float">
            <text:p>10,0385134220123</text:p>
          </table:table-cell>
          <table:table-cell table:number-columns-repeated="2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540692806243897" calcext:value-type="float">
            <text:p>0,05406928062439</text:p>
          </table:table-cell>
          <table:table-cell table:number-columns-repeated="2" office:value-type="float" office:value="7249" calcext:value-type="float">
            <text:p>7249</text:p>
          </table:table-cell>
          <table:table-cell office:value-type="float" office:value="0.195023059844971" calcext:value-type="float">
            <text:p>0,195023059844971</text:p>
          </table:table-cell>
          <table:table-cell table:number-columns-repeated="2" office:value-type="float" office:value="3237" calcext:value-type="float">
            <text:p>3237</text:p>
          </table:table-cell>
          <table:table-cell office:value-type="float" office:value="9.9976646900177" calcext:value-type="float">
            <text:p>9,9976646900177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3031873703" calcext:value-type="float">
            <text:p>10,03031873703</text:p>
          </table:table-cell>
          <table:table-cell table:number-columns-repeated="2"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101885795593262" calcext:value-type="float">
            <text:p>0,010188579559326</text:p>
          </table:table-cell>
          <table:table-cell table:number-columns-repeated="2" office:value-type="float" office:value="8347" calcext:value-type="float">
            <text:p>8347</text:p>
          </table:table-cell>
          <table:table-cell office:value-type="float" office:value="0.136490821838379" calcext:value-type="float">
            <text:p>0,136490821838379</text:p>
          </table:table-cell>
          <table:table-cell table:number-columns-repeated="2" office:value-type="float" office:value="3838" calcext:value-type="float">
            <text:p>3838</text:p>
          </table:table-cell>
          <table:table-cell office:value-type="float" office:value="9.99699401855469" calcext:value-type="float">
            <text:p>9,99699401855469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143313407898" calcext:value-type="float">
            <text:p>10,0143313407898</text:p>
          </table:table-cell>
          <table:table-cell table:number-columns-repeated="2"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167543888092041" calcext:value-type="float">
            <text:p>0,016754388809204</text:p>
          </table:table-cell>
          <table:table-cell table:number-columns-repeated="2" office:value-type="float" office:value="8603" calcext:value-type="float">
            <text:p>8603</text:p>
          </table:table-cell>
          <table:table-cell office:value-type="float" office:value="0.189784049987793" calcext:value-type="float">
            <text:p>0,189784049987793</text:p>
          </table:table-cell>
          <table:table-cell table:number-columns-repeated="2" office:value-type="float" office:value="3553" calcext:value-type="float">
            <text:p>3553</text:p>
          </table:table-cell>
          <table:table-cell office:value-type="float" office:value="9.99880242347717" calcext:value-type="float">
            <text:p>9,99880242347717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10.0286796092987" calcext:value-type="float">
            <text:p>10,0286796092987</text:p>
          </table:table-cell>
          <table:table-cell table:number-columns-repeated="2"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71079635620117" calcext:value-type="float">
            <text:p>0,017107963562012</text:p>
          </table:table-cell>
          <table:table-cell table:number-columns-repeated="2" office:value-type="float" office:value="7774" calcext:value-type="float">
            <text:p>7774</text:p>
          </table:table-cell>
          <table:table-cell office:value-type="float" office:value="0.185146808624268" calcext:value-type="float">
            <text:p>0,185146808624268</text:p>
          </table:table-cell>
          <table:table-cell table:number-columns-repeated="2" office:value-type="float" office:value="3696" calcext:value-type="float">
            <text:p>3696</text:p>
          </table:table-cell>
          <table:table-cell office:value-type="float" office:value="9.99960255622864" calcext:value-type="float">
            <text:p>9,99960255622864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10.0134990215302" calcext:value-type="float">
            <text:p>10,0134990215302</text:p>
          </table:table-cell>
          <table:table-cell table:number-columns-repeated="2"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642037391662598" calcext:value-type="float">
            <text:p>0,06420373916626</text:p>
          </table:table-cell>
          <table:table-cell table:number-columns-repeated="2" office:value-type="float" office:value="6588" calcext:value-type="float">
            <text:p>6588</text:p>
          </table:table-cell>
          <table:table-cell office:value-type="float" office:value="0.157245874404907" calcext:value-type="float">
            <text:p>0,157245874404907</text:p>
          </table:table-cell>
          <table:table-cell table:number-columns-repeated="2" office:value-type="float" office:value="3597" calcext:value-type="float">
            <text:p>3597</text:p>
          </table:table-cell>
          <table:table-cell office:value-type="float" office:value="9.99859356880188" calcext:value-type="float">
            <text:p>9,99859356880188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10.0313496589661" calcext:value-type="float">
            <text:p>10,0313496589661</text:p>
          </table:table-cell>
          <table:table-cell table:number-columns-repeated="2"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446252822875977" calcext:value-type="float">
            <text:p>0,044625282287598</text:p>
          </table:table-cell>
          <table:table-cell table:number-columns-repeated="2" office:value-type="float" office:value="7748" calcext:value-type="float">
            <text:p>7748</text:p>
          </table:table-cell>
          <table:table-cell office:value-type="float" office:value="0.215846300125122" calcext:value-type="float">
            <text:p>0,215846300125122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9.99792194366455" calcext:value-type="float">
            <text:p>9,99792194366455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10.0305180549622" calcext:value-type="float">
            <text:p>10,0305180549622</text:p>
          </table:table-cell>
          <table:table-cell table:number-columns-repeated="2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37388801574707" calcext:value-type="float">
            <text:p>0,037388801574707</text:p>
          </table:table-cell>
          <table:table-cell table:number-columns-repeated="2" office:value-type="float" office:value="7623" calcext:value-type="float">
            <text:p>7623</text:p>
          </table:table-cell>
          <table:table-cell office:value-type="float" office:value="0.143937110900879" calcext:value-type="float">
            <text:p>0,143937110900879</text:p>
          </table:table-cell>
          <table:table-cell table:number-columns-repeated="2" office:value-type="float" office:value="4001" calcext:value-type="float">
            <text:p>4001</text:p>
          </table:table-cell>
          <table:table-cell office:value-type="float" office:value="9.99841952323914" calcext:value-type="float">
            <text:p>9,99841952323914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10.0075950622559" calcext:value-type="float">
            <text:p>10,0075950622559</text:p>
          </table:table-cell>
          <table:table-cell table:number-columns-repeated="2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310916900634766" calcext:value-type="float">
            <text:p>0,031091690063477</text:p>
          </table:table-cell>
          <table:table-cell table:number-columns-repeated="2" office:value-type="float" office:value="8706" calcext:value-type="float">
            <text:p>8706</text:p>
          </table:table-cell>
          <table:table-cell office:value-type="float" office:value="0.155955791473389" calcext:value-type="float">
            <text:p>0,155955791473389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9.99872970581055" calcext:value-type="float">
            <text:p>9,99872970581055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10.0344531536102" calcext:value-type="float">
            <text:p>10,0344531536102</text:p>
          </table:table-cell>
          <table:table-cell table:number-columns-repeated="2"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310921669006348" calcext:value-type="float">
            <text:p>0,031092166900635</text:p>
          </table:table-cell>
          <table:table-cell table:number-columns-repeated="2" office:value-type="float" office:value="8405" calcext:value-type="float">
            <text:p>8405</text:p>
          </table:table-cell>
          <table:table-cell office:value-type="float" office:value="0.20364236831665" calcext:value-type="float">
            <text:p>0,20364236831665</text:p>
          </table:table-cell>
          <table:table-cell table:number-columns-repeated="2" office:value-type="float" office:value="3624" calcext:value-type="float">
            <text:p>3624</text:p>
          </table:table-cell>
          <table:table-cell office:value-type="float" office:value="9.99963760375977" calcext:value-type="float">
            <text:p>9,99963760375977</text:p>
          </table:table-cell>
          <table:table-cell table:number-columns-repeated="2" office:value-type="float" office:value="2049" calcext:value-type="float">
            <text:p>2049</text:p>
          </table:table-cell>
          <table:table-cell office:value-type="float" office:value="10.0306355953217" calcext:value-type="float">
            <text:p>10,0306355953217</text:p>
          </table:table-cell>
          <table:table-cell table:number-columns-repeated="2"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405740737915039" calcext:value-type="float">
            <text:p>0,040574073791504</text:p>
          </table:table-cell>
          <table:table-cell table:number-columns-repeated="2" office:value-type="float" office:value="7230" calcext:value-type="float">
            <text:p>7230</text:p>
          </table:table-cell>
          <table:table-cell office:value-type="float" office:value="0.23090672492981" calcext:value-type="float">
            <text:p>0,23090672492981</text:p>
          </table:table-cell>
          <table:table-cell table:number-columns-repeated="2" office:value-type="float" office:value="3351" calcext:value-type="float">
            <text:p>3351</text:p>
          </table:table-cell>
          <table:table-cell office:value-type="float" office:value="10.0005357265472" calcext:value-type="float">
            <text:p>10,0005357265472</text:p>
          </table:table-cell>
          <table:table-cell table:number-columns-repeated="2" office:value-type="float" office:value="2194" calcext:value-type="float">
            <text:p>2194</text:p>
          </table:table-cell>
          <table:table-cell office:value-type="float" office:value="10.0077409744263" calcext:value-type="float">
            <text:p>10,0077409744263</text:p>
          </table:table-cell>
          <table:table-cell table:number-columns-repeated="2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69258117675781" calcext:value-type="float">
            <text:p>0,016925811767578</text:p>
          </table:table-cell>
          <table:table-cell table:number-columns-repeated="2" office:value-type="float" office:value="8241" calcext:value-type="float">
            <text:p>8241</text:p>
          </table:table-cell>
          <table:table-cell office:value-type="float" office:value="0.124782562255859" calcext:value-type="float">
            <text:p>0,124782562255859</text:p>
          </table:table-cell>
          <table:table-cell table:number-columns-repeated="2" office:value-type="float" office:value="4280" calcext:value-type="float">
            <text:p>4280</text:p>
          </table:table-cell>
          <table:table-cell office:value-type="float" office:value="9.99940919876099" calcext:value-type="float">
            <text:p>9,99940919876099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10.0294137001038" calcext:value-type="float">
            <text:p>10,0294137001038</text:p>
          </table:table-cell>
          <table:table-cell table:number-columns-repeated="2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205485820770264" calcext:value-type="float">
            <text:p>0,020548582077026</text:p>
          </table:table-cell>
          <table:table-cell table:number-columns-repeated="2" office:value-type="float" office:value="8211" calcext:value-type="float">
            <text:p>8211</text:p>
          </table:table-cell>
          <table:table-cell office:value-type="float" office:value="0.292715549468994" calcext:value-type="float">
            <text:p>0,292715549468994</text:p>
          </table:table-cell>
          <table:table-cell table:number-columns-repeated="2" office:value-type="float" office:value="2927" calcext:value-type="float">
            <text:p>2927</text:p>
          </table:table-cell>
          <table:table-cell office:value-type="float" office:value="9.99777603149414" calcext:value-type="float">
            <text:p>9,99777603149414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10.0093238353729" calcext:value-type="float">
            <text:p>10,0093238353729</text:p>
          </table:table-cell>
          <table:table-cell table:number-columns-repeated="2"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0700569152832031" calcext:value-type="float">
            <text:p>0,00700569152832</text:p>
          </table:table-cell>
          <table:table-cell table:number-columns-repeated="2" office:value-type="float" office:value="8971" calcext:value-type="float">
            <text:p>8971</text:p>
          </table:table-cell>
          <table:table-cell office:value-type="float" office:value="0.260133028030395" calcext:value-type="float">
            <text:p>0,260133028030395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9.99866199493408" calcext:value-type="float">
            <text:p>9,99866199493408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0.0243077278137" calcext:value-type="float">
            <text:p>10,0243077278137</text:p>
          </table:table-cell>
          <table:table-cell table:number-columns-repeated="2"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102877616882324" calcext:value-type="float">
            <text:p>0,010287761688232</text:p>
          </table:table-cell>
          <table:table-cell table:number-columns-repeated="2" office:value-type="float" office:value="8531" calcext:value-type="float">
            <text:p>8531</text:p>
          </table:table-cell>
          <table:table-cell office:value-type="float" office:value="0.222036600112915" calcext:value-type="float">
            <text:p>0,222036600112915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9.99995946884155" calcext:value-type="float">
            <text:p>9,99995946884155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097534656525" calcext:value-type="float">
            <text:p>10,0097534656525</text:p>
          </table:table-cell>
          <table:table-cell table:number-columns-repeated="2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571413040161133" calcext:value-type="float">
            <text:p>0,057141304016113</text:p>
          </table:table-cell>
          <table:table-cell table:number-columns-repeated="2" office:value-type="float" office:value="7086" calcext:value-type="float">
            <text:p>7086</text:p>
          </table:table-cell>
          <table:table-cell office:value-type="float" office:value="0.163973569869995" calcext:value-type="float">
            <text:p>0,163973569869995</text:p>
          </table:table-cell>
          <table:table-cell table:number-columns-repeated="2" office:value-type="float" office:value="3544" calcext:value-type="float">
            <text:p>3544</text:p>
          </table:table-cell>
          <table:table-cell office:value-type="float" office:value="9.99789118766785" calcext:value-type="float">
            <text:p>9,9978911876678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217845439911" calcext:value-type="float">
            <text:p>10,0217845439911</text:p>
          </table:table-cell>
          <table:table-cell table:number-columns-repeated="2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069432258605957" calcext:value-type="float">
            <text:p>0,006943225860596</text:p>
          </table:table-cell>
          <table:table-cell table:number-columns-repeated="2" office:value-type="float" office:value="8422" calcext:value-type="float">
            <text:p>8422</text:p>
          </table:table-cell>
          <table:table-cell office:value-type="float" office:value="0.12454891204834" calcext:value-type="float">
            <text:p>0,12454891204834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10.0000603199005" calcext:value-type="float">
            <text:p>10,0000603199005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268168449402" calcext:value-type="float">
            <text:p>10,0268168449402</text:p>
          </table:table-cell>
          <table:table-cell table:number-columns-repeated="2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0355720520019531" calcext:value-type="float">
            <text:p>0,003557205200195</text:p>
          </table:table-cell>
          <table:table-cell table:number-columns-repeated="2" office:value-type="float" office:value="8646" calcext:value-type="float">
            <text:p>8646</text:p>
          </table:table-cell>
          <table:table-cell office:value-type="float" office:value="0.22693920135498" calcext:value-type="float">
            <text:p>0,22693920135498</text:p>
          </table:table-cell>
          <table:table-cell table:number-columns-repeated="2" office:value-type="float" office:value="3292" calcext:value-type="float">
            <text:p>3292</text:p>
          </table:table-cell>
          <table:table-cell office:value-type="float" office:value="9.99816799163818" calcext:value-type="float">
            <text:p>9,99816799163818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10.0067870616913" calcext:value-type="float">
            <text:p>10,0067870616913</text:p>
          </table:table-cell>
          <table:table-cell table:number-columns-repeated="2"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508041381835938" calcext:value-type="float">
            <text:p>0,050804138183594</text:p>
          </table:table-cell>
          <table:table-cell table:number-columns-repeated="2" office:value-type="float" office:value="6714" calcext:value-type="float">
            <text:p>6714</text:p>
          </table:table-cell>
          <table:table-cell office:value-type="float" office:value="0.279485702514648" calcext:value-type="float">
            <text:p>0,279485702514648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9.99924373626709" calcext:value-type="float">
            <text:p>9,99924373626709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0.0374767780304" calcext:value-type="float">
            <text:p>10,0374767780304</text:p>
          </table:table-cell>
          <table:table-cell table:number-columns-repeated="2"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353231430053711" calcext:value-type="float">
            <text:p>0,035323143005371</text:p>
          </table:table-cell>
          <table:table-cell table:number-columns-repeated="2" office:value-type="float" office:value="7990" calcext:value-type="float">
            <text:p>7990</text:p>
          </table:table-cell>
          <table:table-cell office:value-type="float" office:value="0.214468479156494" calcext:value-type="float">
            <text:p>0,214468479156494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10.0097362995148" calcext:value-type="float">
            <text:p>10,0097362995148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0.0072560310364" calcext:value-type="float">
            <text:p>10,0072560310364</text:p>
          </table:table-cell>
          <table:table-cell table:number-columns-repeated="2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823233127593994" calcext:value-type="float">
            <text:p>0,082323312759399</text:p>
          </table:table-cell>
          <table:table-cell table:number-columns-repeated="2" office:value-type="float" office:value="6428" calcext:value-type="float">
            <text:p>6428</text:p>
          </table:table-cell>
          <table:table-cell office:value-type="float" office:value="0.237446069717407" calcext:value-type="float">
            <text:p>0,237446069717407</text:p>
          </table:table-cell>
          <table:table-cell table:number-columns-repeated="2" office:value-type="float" office:value="3073" calcext:value-type="float">
            <text:p>3073</text:p>
          </table:table-cell>
          <table:table-cell office:value-type="float" office:value="9.99755620956421" calcext:value-type="float">
            <text:p>9,99755620956421</text:p>
          </table:table-cell>
          <table:table-cell table:number-columns-repeated="2" office:value-type="float" office:value="2269" calcext:value-type="float">
            <text:p>2269</text:p>
          </table:table-cell>
          <table:table-cell office:value-type="float" office:value="10.0270607471466" calcext:value-type="float">
            <text:p>10,0270607471466</text:p>
          </table:table-cell>
          <table:table-cell table:number-columns-repeated="2"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134477615356445" calcext:value-type="float">
            <text:p>0,013447761535645</text:p>
          </table:table-cell>
          <table:table-cell table:number-columns-repeated="2" office:value-type="float" office:value="8311" calcext:value-type="float">
            <text:p>8311</text:p>
          </table:table-cell>
          <table:table-cell office:value-type="float" office:value="0.248578071594238" calcext:value-type="float">
            <text:p>0,248578071594238</text:p>
          </table:table-cell>
          <table:table-cell table:number-columns-repeated="2" office:value-type="float" office:value="3297" calcext:value-type="float">
            <text:p>3297</text:p>
          </table:table-cell>
          <table:table-cell office:value-type="float" office:value="9.99727034568787" calcext:value-type="float">
            <text:p>9,99727034568787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10.0198366641998" calcext:value-type="float">
            <text:p>10,0198366641998</text:p>
          </table:table-cell>
          <table:table-cell table:number-columns-repeated="2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102622509002686" calcext:value-type="float">
            <text:p>0,010262250900269</text:p>
          </table:table-cell>
          <table:table-cell table:number-columns-repeated="2" office:value-type="float" office:value="8815" calcext:value-type="float">
            <text:p>8815</text:p>
          </table:table-cell>
          <table:table-cell office:value-type="float" office:value="0.265076160430908" calcext:value-type="float">
            <text:p>0,265076160430908</text:p>
          </table:table-cell>
          <table:table-cell table:number-columns-repeated="2" office:value-type="float" office:value="3326" calcext:value-type="float">
            <text:p>3326</text:p>
          </table:table-cell>
          <table:table-cell office:value-type="float" office:value="10.0014798641205" calcext:value-type="float">
            <text:p>10,0014798641205</text:p>
          </table:table-cell>
          <table:table-cell table:number-columns-repeated="2" office:value-type="float" office:value="2412" calcext:value-type="float">
            <text:p>2412</text:p>
          </table:table-cell>
          <table:table-cell office:value-type="float" office:value="10.0200340747833" calcext:value-type="float">
            <text:p>10,0200340747833</text:p>
          </table:table-cell>
          <table:table-cell table:number-columns-repeated="2"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100805759429932" calcext:value-type="float">
            <text:p>0,010080575942993</text:p>
          </table:table-cell>
          <table:table-cell table:number-columns-repeated="2" office:value-type="float" office:value="8936" calcext:value-type="float">
            <text:p>8936</text:p>
          </table:table-cell>
          <table:table-cell office:value-type="float" office:value="0.220838069915771" calcext:value-type="float">
            <text:p>0,220838069915771</text:p>
          </table:table-cell>
          <table:table-cell table:number-columns-repeated="2" office:value-type="float" office:value="3457" calcext:value-type="float">
            <text:p>3457</text:p>
          </table:table-cell>
          <table:table-cell office:value-type="float" office:value="10.0007162094116" calcext:value-type="float">
            <text:p>10,0007162094116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10.0293321609497" calcext:value-type="float">
            <text:p>10,0293321609497</text:p>
          </table:table-cell>
          <table:table-cell table:number-columns-repeated="2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503265857696533" calcext:value-type="float">
            <text:p>0,050326585769653</text:p>
          </table:table-cell>
          <table:table-cell table:number-columns-repeated="2" office:value-type="float" office:value="6978" calcext:value-type="float">
            <text:p>6978</text:p>
          </table:table-cell>
          <table:table-cell office:value-type="float" office:value="0.20061993598938" calcext:value-type="float">
            <text:p>0,20061993598938</text:p>
          </table:table-cell>
          <table:table-cell table:number-columns-repeated="2" office:value-type="float" office:value="3265" calcext:value-type="float">
            <text:p>3265</text:p>
          </table:table-cell>
          <table:table-cell office:value-type="float" office:value="9.99928021430969" calcext:value-type="float">
            <text:p>9,99928021430969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42870044708" calcext:value-type="float">
            <text:p>10,0042870044708</text:p>
          </table:table-cell>
          <table:table-cell table:number-columns-repeated="2"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304386615753174" calcext:value-type="float">
            <text:p>0,030438661575317</text:p>
          </table:table-cell>
          <table:table-cell table:number-columns-repeated="2" office:value-type="float" office:value="7292" calcext:value-type="float">
            <text:p>7292</text:p>
          </table:table-cell>
          <table:table-cell office:value-type="float" office:value="0.198192596435547" calcext:value-type="float">
            <text:p>0,198192596435547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9.99784755706787" calcext:value-type="float">
            <text:p>9,99784755706787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326142311096" calcext:value-type="float">
            <text:p>10,0326142311096</text:p>
          </table:table-cell>
          <table:table-cell table:number-columns-repeated="2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579614639282227" calcext:value-type="float">
            <text:p>0,057961463928223</text:p>
          </table:table-cell>
          <table:table-cell table:number-columns-repeated="2" office:value-type="float" office:value="6647" calcext:value-type="float">
            <text:p>6647</text:p>
          </table:table-cell>
          <table:table-cell office:value-type="float" office:value="0.179162502288818" calcext:value-type="float">
            <text:p>0,179162502288818</text:p>
          </table:table-cell>
          <table:table-cell table:number-columns-repeated="2" office:value-type="float" office:value="2930" calcext:value-type="float">
            <text:p>2930</text:p>
          </table:table-cell>
          <table:table-cell office:value-type="float" office:value="9.99982786178589" calcext:value-type="float">
            <text:p>9,99982786178589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0.0124549865723" calcext:value-type="float">
            <text:p>10,0124549865723</text:p>
          </table:table-cell>
          <table:table-cell table:number-columns-repeated="2"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328991413116455" calcext:value-type="float">
            <text:p>0,032899141311646</text:p>
          </table:table-cell>
          <table:table-cell table:number-columns-repeated="2" office:value-type="float" office:value="6751" calcext:value-type="float">
            <text:p>6751</text:p>
          </table:table-cell>
          <table:table-cell office:value-type="float" office:value="0.122596979141235" calcext:value-type="float">
            <text:p>0,122596979141235</text:p>
          </table:table-cell>
          <table:table-cell table:number-columns-repeated="2" office:value-type="float" office:value="4415" calcext:value-type="float">
            <text:p>4415</text:p>
          </table:table-cell>
          <table:table-cell office:value-type="float" office:value="9.99837493896484" calcext:value-type="float">
            <text:p>9,99837493896484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291314125061" calcext:value-type="float">
            <text:p>10,0291314125061</text:p>
          </table:table-cell>
          <table:table-cell table:number-columns-repeated="2"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102407932281494" calcext:value-type="float">
            <text:p>0,010240793228149</text:p>
          </table:table-cell>
          <table:table-cell table:number-columns-repeated="2" office:value-type="float" office:value="7682" calcext:value-type="float">
            <text:p>7682</text:p>
          </table:table-cell>
          <table:table-cell office:value-type="float" office:value="0.165940523147583" calcext:value-type="float">
            <text:p>0,165940523147583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9.99713039398193" calcext:value-type="float">
            <text:p>9,99713039398193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0.0343186855316" calcext:value-type="float">
            <text:p>10,0343186855316</text:p>
          </table:table-cell>
          <table:table-cell table:number-columns-repeated="2"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310432910919189" calcext:value-type="float">
            <text:p>0,031043291091919</text:p>
          </table:table-cell>
          <table:table-cell table:number-columns-repeated="2" office:value-type="float" office:value="8291" calcext:value-type="float">
            <text:p>8291</text:p>
          </table:table-cell>
          <table:table-cell office:value-type="float" office:value="0.169783115386963" calcext:value-type="float">
            <text:p>0,169783115386963</text:p>
          </table:table-cell>
          <table:table-cell table:number-columns-repeated="2" office:value-type="float" office:value="4165" calcext:value-type="float">
            <text:p>4165</text:p>
          </table:table-cell>
          <table:table-cell office:value-type="float" office:value="10.0009024143219" calcext:value-type="float">
            <text:p>10,0009024143219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153608322144" calcext:value-type="float">
            <text:p>10,0153608322144</text:p>
          </table:table-cell>
          <table:table-cell table:number-columns-repeated="2"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349678993225098" calcext:value-type="float">
            <text:p>0,03496789932251</text:p>
          </table:table-cell>
          <table:table-cell table:number-columns-repeated="2" office:value-type="float" office:value="7562" calcext:value-type="float">
            <text:p>7562</text:p>
          </table:table-cell>
          <table:table-cell office:value-type="float" office:value="0.198669672012329" calcext:value-type="float">
            <text:p>0,198669672012329</text:p>
          </table:table-cell>
          <table:table-cell table:number-columns-repeated="2" office:value-type="float" office:value="3252" calcext:value-type="float">
            <text:p>3252</text:p>
          </table:table-cell>
          <table:table-cell office:value-type="float" office:value="9.99810194969177" calcext:value-type="float">
            <text:p>9,99810194969177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10.0210072994232" calcext:value-type="float">
            <text:p>10,0210072994232</text:p>
          </table:table-cell>
          <table:table-cell table:number-columns-repeated="2"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335352420806885" calcext:value-type="float">
            <text:p>0,033535242080689</text:p>
          </table:table-cell>
          <table:table-cell table:number-columns-repeated="2" office:value-type="float" office:value="7241" calcext:value-type="float">
            <text:p>7241</text:p>
          </table:table-cell>
          <table:table-cell office:value-type="float" office:value="0.173109531402588" calcext:value-type="float">
            <text:p>0,173109531402588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9.99865698814392" calcext:value-type="float">
            <text:p>9,99865698814392</text:p>
          </table:table-cell>
          <table:table-cell table:number-columns-repeated="2" office:value-type="float" office:value="2305" calcext:value-type="float">
            <text:p>2305</text:p>
          </table:table-cell>
          <table:table-cell office:value-type="float" office:value="10.0197563171387" calcext:value-type="float">
            <text:p>10,0197563171387</text:p>
          </table:table-cell>
          <table:table-cell table:number-columns-repeated="2"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578825473785401" calcext:value-type="float">
            <text:p>0,05788254737854</text:p>
          </table:table-cell>
          <table:table-cell table:number-columns-repeated="2" office:value-type="float" office:value="7306" calcext:value-type="float">
            <text:p>7306</text:p>
          </table:table-cell>
          <table:table-cell office:value-type="float" office:value="0.282022476196289" calcext:value-type="float">
            <text:p>0,282022476196289</text:p>
          </table:table-cell>
          <table:table-cell table:number-columns-repeated="2" office:value-type="float" office:value="2932" calcext:value-type="float">
            <text:p>2932</text:p>
          </table:table-cell>
          <table:table-cell office:value-type="float" office:value="9.99715328216553" calcext:value-type="float">
            <text:p>9,99715328216553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10.0157148838043" calcext:value-type="float">
            <text:p>10,0157148838043</text:p>
          </table:table-cell>
          <table:table-cell table:number-columns-repeated="2"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608623027801514" calcext:value-type="float">
            <text:p>0,060862302780151</text:p>
          </table:table-cell>
          <table:table-cell table:number-columns-repeated="2" office:value-type="float" office:value="7122" calcext:value-type="float">
            <text:p>7122</text:p>
          </table:table-cell>
          <table:table-cell office:value-type="float" office:value="0.227457284927368" calcext:value-type="float">
            <text:p>0,227457284927368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9.99829936027527" calcext:value-type="float">
            <text:p>9,99829936027527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10.0047371387482" calcext:value-type="float">
            <text:p>10,0047371387482</text:p>
          </table:table-cell>
          <table:table-cell table:number-columns-repeated="2"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376725196838379" calcext:value-type="float">
            <text:p>0,037672519683838</text:p>
          </table:table-cell>
          <table:table-cell table:number-columns-repeated="2" office:value-type="float" office:value="6106" calcext:value-type="float">
            <text:p>6106</text:p>
          </table:table-cell>
          <table:table-cell office:value-type="float" office:value="0.206201314926147" calcext:value-type="float">
            <text:p>0,206201314926147</text:p>
          </table:table-cell>
          <table:table-cell table:number-columns-repeated="2" office:value-type="float" office:value="3347" calcext:value-type="float">
            <text:p>3347</text:p>
          </table:table-cell>
          <table:table-cell office:value-type="float" office:value="9.99777865409851" calcext:value-type="float">
            <text:p>9,99777865409851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152807235718" calcext:value-type="float">
            <text:p>10,0152807235718</text:p>
          </table:table-cell>
          <table:table-cell table:number-columns-repeated="2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569372177124023" calcext:value-type="float">
            <text:p>0,056937217712402</text:p>
          </table:table-cell>
          <table:table-cell table:number-columns-repeated="2" office:value-type="float" office:value="6811" calcext:value-type="float">
            <text:p>6811</text:p>
          </table:table-cell>
          <table:table-cell office:value-type="float" office:value="0.225562810897827" calcext:value-type="float">
            <text:p>0,225562810897827</text:p>
          </table:table-cell>
          <table:table-cell table:number-columns-repeated="2" office:value-type="float" office:value="3098" calcext:value-type="float">
            <text:p>3098</text:p>
          </table:table-cell>
          <table:table-cell office:value-type="float" office:value="9.99751043319702" calcext:value-type="float">
            <text:p>9,99751043319702</text:p>
          </table:table-cell>
          <table:table-cell table:number-columns-repeated="2" office:value-type="float" office:value="2039" calcext:value-type="float">
            <text:p>2039</text:p>
          </table:table-cell>
          <table:table-cell office:value-type="float" office:value="10.0036380290985" calcext:value-type="float">
            <text:p>10,0036380290985</text:p>
          </table:table-cell>
          <table:table-cell table:number-columns-repeated="2"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533039569854736" calcext:value-type="float">
            <text:p>0,053303956985474</text:p>
          </table:table-cell>
          <table:table-cell table:number-columns-repeated="2" office:value-type="float" office:value="7694" calcext:value-type="float">
            <text:p>7694</text:p>
          </table:table-cell>
          <table:table-cell office:value-type="float" office:value="0.247249126434326" calcext:value-type="float">
            <text:p>0,24724912643432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9.99773406982422" calcext:value-type="float">
            <text:p>9,99773406982422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float" office:value="10.0225677490234" calcext:value-type="float">
            <text:p>10,0225677490234</text:p>
          </table:table-cell>
          <table:table-cell table:number-columns-repeated="2"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169479846954346" calcext:value-type="float">
            <text:p>0,016947984695435</text:p>
          </table:table-cell>
          <table:table-cell table:number-columns-repeated="2" office:value-type="float" office:value="7664" calcext:value-type="float">
            <text:p>7664</text:p>
          </table:table-cell>
          <table:table-cell office:value-type="float" office:value="0.205795049667358" calcext:value-type="float">
            <text:p>0,205795049667358</text:p>
          </table:table-cell>
          <table:table-cell table:number-columns-repeated="2" office:value-type="float" office:value="3484" calcext:value-type="float">
            <text:p>3484</text:p>
          </table:table-cell>
          <table:table-cell office:value-type="float" office:value="9.9986720085144" calcext:value-type="float">
            <text:p>9,9986720085144</text:p>
          </table:table-cell>
          <table:table-cell table:number-columns-repeated="2" office:value-type="float" office:value="2313" calcext:value-type="float">
            <text:p>2313</text:p>
          </table:table-cell>
          <table:table-cell office:value-type="float" office:value="10.0155782699585" calcext:value-type="float">
            <text:p>10,0155782699585</text:p>
          </table:table-cell>
          <table:table-cell table:number-columns-repeated="2"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407500267028809" calcext:value-type="float">
            <text:p>0,040750026702881</text:p>
          </table:table-cell>
          <table:table-cell table:number-columns-repeated="2" office:value-type="float" office:value="7096" calcext:value-type="float">
            <text:p>7096</text:p>
          </table:table-cell>
          <table:table-cell office:value-type="float" office:value="0.251354217529297" calcext:value-type="float">
            <text:p>0,251354217529297</text:p>
          </table:table-cell>
          <table:table-cell table:number-columns-repeated="2" office:value-type="float" office:value="3145" calcext:value-type="float">
            <text:p>3145</text:p>
          </table:table-cell>
          <table:table-cell office:value-type="float" office:value="10.0020399093628" calcext:value-type="float">
            <text:p>10,0020399093628</text:p>
          </table:table-cell>
          <table:table-cell table:number-columns-repeated="2" office:value-type="float" office:value="2315" calcext:value-type="float">
            <text:p>2315</text:p>
          </table:table-cell>
          <table:table-cell office:value-type="float" office:value="10.0188777446747" calcext:value-type="float">
            <text:p>10,0188777446747</text:p>
          </table:table-cell>
          <table:table-cell table:number-columns-repeated="2"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167531967163086" calcext:value-type="float">
            <text:p>0,016753196716309</text:p>
          </table:table-cell>
          <table:table-cell table:number-columns-repeated="2" office:value-type="float" office:value="8125" calcext:value-type="float">
            <text:p>8125</text:p>
          </table:table-cell>
          <table:table-cell office:value-type="float" office:value="0.198771953582764" calcext:value-type="float">
            <text:p>0,198771953582764</text:p>
          </table:table-cell>
          <table:table-cell table:number-columns-repeated="2" office:value-type="float" office:value="3221" calcext:value-type="float">
            <text:p>3221</text:p>
          </table:table-cell>
          <table:table-cell office:value-type="float" office:value="9.99782395362854" calcext:value-type="float">
            <text:p>9,99782395362854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342545509338" calcext:value-type="float">
            <text:p>10,0342545509338</text:p>
          </table:table-cell>
          <table:table-cell table:number-columns-repeated="2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235793590545654" calcext:value-type="float">
            <text:p>0,023579359054565</text:p>
          </table:table-cell>
          <table:table-cell table:number-columns-repeated="2" office:value-type="float" office:value="8615" calcext:value-type="float">
            <text:p>8615</text:p>
          </table:table-cell>
          <table:table-cell office:value-type="float" office:value="0.198800563812256" calcext:value-type="float">
            <text:p>0,198800563812256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9.99993109703064" calcext:value-type="float">
            <text:p>9,99993109703064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10.0357010364532" calcext:value-type="float">
            <text:p>10,0357010364532</text:p>
          </table:table-cell>
          <table:table-cell table:number-columns-repeated="2"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0670671463012695" calcext:value-type="float">
            <text:p>0,006706714630127</text:p>
          </table:table-cell>
          <table:table-cell table:number-columns-repeated="2" office:value-type="float" office:value="8806" calcext:value-type="float">
            <text:p>8806</text:p>
          </table:table-cell>
          <table:table-cell office:value-type="float" office:value="0.175196170806885" calcext:value-type="float">
            <text:p>0,175196170806885</text:p>
          </table:table-cell>
          <table:table-cell table:number-columns-repeated="2" office:value-type="float" office:value="3153" calcext:value-type="float">
            <text:p>3153</text:p>
          </table:table-cell>
          <table:table-cell office:value-type="float" office:value="10.002051115036" calcext:value-type="float">
            <text:p>10,002051115036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10.0186636447906" calcext:value-type="float">
            <text:p>10,0186636447906</text:p>
          </table:table-cell>
          <table:table-cell table:number-columns-repeated="2"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621752738952637" calcext:value-type="float">
            <text:p>0,062175273895264</text:p>
          </table:table-cell>
          <table:table-cell table:number-columns-repeated="2" office:value-type="float" office:value="6726" calcext:value-type="float">
            <text:p>6726</text:p>
          </table:table-cell>
          <table:table-cell office:value-type="float" office:value="0.19607949256897" calcext:value-type="float">
            <text:p>0,19607949256897</text:p>
          </table:table-cell>
          <table:table-cell table:number-columns-repeated="2" office:value-type="float" office:value="3920" calcext:value-type="float">
            <text:p>3920</text:p>
          </table:table-cell>
          <table:table-cell office:value-type="float" office:value="10.0044701099396" calcext:value-type="float">
            <text:p>10,0044701099396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170433521271" calcext:value-type="float">
            <text:p>10,0170433521271</text:p>
          </table:table-cell>
          <table:table-cell table:number-columns-repeated="2"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235509872436523" calcext:value-type="float">
            <text:p>0,023550987243652</text:p>
          </table:table-cell>
          <table:table-cell table:number-columns-repeated="2" office:value-type="float" office:value="8769" calcext:value-type="float">
            <text:p>8769</text:p>
          </table:table-cell>
          <table:table-cell office:value-type="float" office:value="0.210305452346802" calcext:value-type="float">
            <text:p>0,210305452346802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9.99714088439941" calcext:value-type="float">
            <text:p>9,99714088439941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10.0291059017181" calcext:value-type="float">
            <text:p>10,0291059017181</text:p>
          </table:table-cell>
          <table:table-cell table:number-columns-repeated="2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167679786682129" calcext:value-type="float">
            <text:p>0,016767978668213</text:p>
          </table:table-cell>
          <table:table-cell table:number-columns-repeated="2" office:value-type="float" office:value="8383" calcext:value-type="float">
            <text:p>8383</text:p>
          </table:table-cell>
          <table:table-cell office:value-type="float" office:value="0.21194863319397" calcext:value-type="float">
            <text:p>0,21194863319397</text:p>
          </table:table-cell>
          <table:table-cell table:number-columns-repeated="2" office:value-type="float" office:value="3339" calcext:value-type="float">
            <text:p>3339</text:p>
          </table:table-cell>
          <table:table-cell office:value-type="float" office:value="9.99830412864685" calcext:value-type="float">
            <text:p>9,99830412864685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9.9975597858429" calcext:value-type="float">
            <text:p>9,9975597858429</text:p>
          </table:table-cell>
          <table:table-cell table:number-columns-repeated="2"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602357387542725" calcext:value-type="float">
            <text:p>0,060235738754273</text:p>
          </table:table-cell>
          <table:table-cell table:number-columns-repeated="2" office:value-type="float" office:value="6499" calcext:value-type="float">
            <text:p>6499</text:p>
          </table:table-cell>
          <table:table-cell office:value-type="float" office:value="0.182831048965454" calcext:value-type="float">
            <text:p>0,182831048965454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9.99861359596252" calcext:value-type="float">
            <text:p>9,99861359596252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330333709717" calcext:value-type="float">
            <text:p>10,0330333709717</text:p>
          </table:table-cell>
          <table:table-cell table:number-columns-repeated="2"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43832540512085" calcext:value-type="float">
            <text:p>0,043832540512085</text:p>
          </table:table-cell>
          <table:table-cell table:number-columns-repeated="2" office:value-type="float" office:value="7330" calcext:value-type="float">
            <text:p>7330</text:p>
          </table:table-cell>
          <table:table-cell office:value-type="float" office:value="0.205873250961304" calcext:value-type="float">
            <text:p>0,205873250961304</text:p>
          </table:table-cell>
          <table:table-cell table:number-columns-repeated="2" office:value-type="float" office:value="3145" calcext:value-type="float">
            <text:p>3145</text:p>
          </table:table-cell>
          <table:table-cell office:value-type="float" office:value="10.0004751682282" calcext:value-type="float">
            <text:p>10,0004751682282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10.0138988494873" calcext:value-type="float">
            <text:p>10,0138988494873</text:p>
          </table:table-cell>
          <table:table-cell table:number-columns-repeated="2"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270397663116455" calcext:value-type="float">
            <text:p>0,027039766311646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float" office:value="0.177897691726685" calcext:value-type="float">
            <text:p>0,177897691726685</text:p>
          </table:table-cell>
          <table:table-cell table:number-columns-repeated="2" office:value-type="float" office:value="3537" calcext:value-type="float">
            <text:p>3537</text:p>
          </table:table-cell>
          <table:table-cell office:value-type="float" office:value="10.0003566741943" calcext:value-type="float">
            <text:p>10,0003566741943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10.033668756485" calcext:value-type="float">
            <text:p>10,033668756485</text:p>
          </table:table-cell>
          <table:table-cell table:number-columns-repeated="2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321884155273437" calcext:value-type="float">
            <text:p>0,032188415527344</text:p>
          </table:table-cell>
          <table:table-cell table:number-columns-repeated="2" office:value-type="float" office:value="7103" calcext:value-type="float">
            <text:p>7103</text:p>
          </table:table-cell>
          <table:table-cell office:value-type="float" office:value="0.197688102722168" calcext:value-type="float">
            <text:p>0,197688102722168</text:p>
          </table:table-cell>
          <table:table-cell table:number-columns-repeated="2" office:value-type="float" office:value="3571" calcext:value-type="float">
            <text:p>3571</text:p>
          </table:table-cell>
          <table:table-cell office:value-type="float" office:value="9.99908995628357" calcext:value-type="float">
            <text:p>9,99908995628357</text:p>
          </table:table-cell>
          <table:table-cell table:number-columns-repeated="2" office:value-type="float" office:value="2083" calcext:value-type="float">
            <text:p>2083</text:p>
          </table:table-cell>
          <table:table-cell office:value-type="float" office:value="10.0050292015076" calcext:value-type="float">
            <text:p>10,0050292015076</text:p>
          </table:table-cell>
          <table:table-cell table:number-columns-repeated="2"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16850471496582" calcext:value-type="float">
            <text:p>0,016850471496582</text:p>
          </table:table-cell>
          <table:table-cell table:number-columns-repeated="2" office:value-type="float" office:value="7531" calcext:value-type="float">
            <text:p>7531</text:p>
          </table:table-cell>
          <table:table-cell office:value-type="float" office:value="0.181683301925659" calcext:value-type="float">
            <text:p>0,181683301925659</text:p>
          </table:table-cell>
          <table:table-cell table:number-columns-repeated="2" office:value-type="float" office:value="3095" calcext:value-type="float">
            <text:p>3095</text:p>
          </table:table-cell>
          <table:table-cell office:value-type="float" office:value="9.99741220474243" calcext:value-type="float">
            <text:p>9,99741220474243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31485080719" calcext:value-type="float">
            <text:p>10,031485080719</text:p>
          </table:table-cell>
          <table:table-cell table:number-columns-repeated="2"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479729175567627" calcext:value-type="float">
            <text:p>0,047972917556763</text:p>
          </table:table-cell>
          <table:table-cell table:number-columns-repeated="2" office:value-type="float" office:value="7415" calcext:value-type="float">
            <text:p>7415</text:p>
          </table:table-cell>
          <table:table-cell office:value-type="float" office:value="0.17321252822876" calcext:value-type="float">
            <text:p>0,17321252822876</text:p>
          </table:table-cell>
          <table:table-cell table:number-columns-repeated="2" office:value-type="float" office:value="3782" calcext:value-type="float">
            <text:p>3782</text:p>
          </table:table-cell>
          <table:table-cell office:value-type="float" office:value="10.0007138252258" calcext:value-type="float">
            <text:p>10,0007138252258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float" office:value="10.0334467887878" calcext:value-type="float">
            <text:p>10,0334467887878</text:p>
          </table:table-cell>
          <table:table-cell table:number-columns-repeated="2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0343751907348633" calcext:value-type="float">
            <text:p>0,003437519073486</text:p>
          </table:table-cell>
          <table:table-cell table:number-columns-repeated="2" office:value-type="float" office:value="8091" calcext:value-type="float">
            <text:p>8091</text:p>
          </table:table-cell>
          <table:table-cell office:value-type="float" office:value="0.249358654022217" calcext:value-type="float">
            <text:p>0,249358654022217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10.0006575584412" calcext:value-type="float">
            <text:p>10,0006575584412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10.0295672416687" calcext:value-type="float">
            <text:p>10,0295672416687</text:p>
          </table:table-cell>
          <table:table-cell table:number-columns-repeated="2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371348857879639" calcext:value-type="float">
            <text:p>0,037134885787964</text:p>
          </table:table-cell>
          <table:table-cell table:number-columns-repeated="2" office:value-type="float" office:value="7692" calcext:value-type="float">
            <text:p>7692</text:p>
          </table:table-cell>
          <table:table-cell office:value-type="float" office:value="0.322618246078491" calcext:value-type="float">
            <text:p>0,322618246078491</text:p>
          </table:table-cell>
          <table:table-cell table:number-columns-repeated="2" office:value-type="float" office:value="3027" calcext:value-type="float">
            <text:p>3027</text:p>
          </table:table-cell>
          <table:table-cell office:value-type="float" office:value="9.99890899658203" calcext:value-type="float">
            <text:p>9,99890899658203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9.99975776672363" calcext:value-type="float">
            <text:p>9,99975776672363</text:p>
          </table:table-cell>
          <table:table-cell table:number-columns-repeated="2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134561061859131" calcext:value-type="float">
            <text:p>0,013456106185913</text:p>
          </table:table-cell>
          <table:table-cell table:number-columns-repeated="2" office:value-type="float" office:value="8385" calcext:value-type="float">
            <text:p>8385</text:p>
          </table:table-cell>
          <table:table-cell office:value-type="float" office:value="0.199300289154053" calcext:value-type="float">
            <text:p>0,199300289154053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9.99689626693726" calcext:value-type="float">
            <text:p>9,99689626693726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86688995361" calcext:value-type="float">
            <text:p>10,0086688995361</text:p>
          </table:table-cell>
          <table:table-cell table:number-columns-repeated="2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0675535202026367" calcext:value-type="float">
            <text:p>0,006755352020264</text:p>
          </table:table-cell>
          <table:table-cell table:number-columns-repeated="2" office:value-type="float" office:value="9174" calcext:value-type="float">
            <text:p>9174</text:p>
          </table:table-cell>
          <table:table-cell office:value-type="float" office:value="0.186477184295654" calcext:value-type="float">
            <text:p>0,186477184295654</text:p>
          </table:table-cell>
          <table:table-cell table:number-columns-repeated="2" office:value-type="float" office:value="3790" calcext:value-type="float">
            <text:p>3790</text:p>
          </table:table-cell>
          <table:table-cell office:value-type="float" office:value="9.99824166297913" calcext:value-type="float">
            <text:p>9,99824166297913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10.0208308696747" calcext:value-type="float">
            <text:p>10,0208308696747</text:p>
          </table:table-cell>
          <table:table-cell table:number-columns-repeated="2"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0767350196838379" calcext:value-type="float">
            <text:p>0,007673501968384</text:p>
          </table:table-cell>
          <table:table-cell table:number-columns-repeated="2" office:value-type="float" office:value="8721" calcext:value-type="float">
            <text:p>8721</text:p>
          </table:table-cell>
          <table:table-cell office:value-type="float" office:value="0.224365949630737" calcext:value-type="float">
            <text:p>0,224365949630737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10.0026092529297" calcext:value-type="float">
            <text:p>10,0026092529297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0.0193901062012" calcext:value-type="float">
            <text:p>10,0193901062012</text:p>
          </table:table-cell>
          <table:table-cell table:number-columns-repeated="2"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10143518447876" calcext:value-type="float">
            <text:p>0,010143518447876</text:p>
          </table:table-cell>
          <table:table-cell table:number-columns-repeated="2" office:value-type="float" office:value="9177" calcext:value-type="float">
            <text:p>9177</text:p>
          </table:table-cell>
          <table:table-cell office:value-type="float" office:value="0.167196750640869" calcext:value-type="float">
            <text:p>0,167196750640869</text:p>
          </table:table-cell>
          <table:table-cell table:number-columns-repeated="2" office:value-type="float" office:value="3914" calcext:value-type="float">
            <text:p>3914</text:p>
          </table:table-cell>
          <table:table-cell office:value-type="float" office:value="9.99732065200806" calcext:value-type="float">
            <text:p>9,99732065200806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173616409302" calcext:value-type="float">
            <text:p>10,0173616409302</text:p>
          </table:table-cell>
          <table:table-cell table:number-columns-repeated="2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471289157867432" calcext:value-type="float">
            <text:p>0,047128915786743</text:p>
          </table:table-cell>
          <table:table-cell table:number-columns-repeated="2" office:value-type="float" office:value="7370" calcext:value-type="float">
            <text:p>7370</text:p>
          </table:table-cell>
          <table:table-cell office:value-type="float" office:value="0.239733695983887" calcext:value-type="float">
            <text:p>0,239733695983887</text:p>
          </table:table-cell>
          <table:table-cell table:number-columns-repeated="2" office:value-type="float" office:value="3405" calcext:value-type="float">
            <text:p>3405</text:p>
          </table:table-cell>
          <table:table-cell office:value-type="float" office:value="9.99869799613953" calcext:value-type="float">
            <text:p>9,99869799613953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0.0188827514648" calcext:value-type="float">
            <text:p>10,0188827514648</text:p>
          </table:table-cell>
          <table:table-cell table:number-columns-repeated="2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0689768791198731" calcext:value-type="float">
            <text:p>0,006897687911987</text:p>
          </table:table-cell>
          <table:table-cell table:number-columns-repeated="2" office:value-type="float" office:value="8671" calcext:value-type="float">
            <text:p>8671</text:p>
          </table:table-cell>
          <table:table-cell office:value-type="float" office:value="0.269426822662354" calcext:value-type="float">
            <text:p>0,269426822662354</text:p>
          </table:table-cell>
          <table:table-cell table:number-columns-repeated="2" office:value-type="float" office:value="3026" calcext:value-type="float">
            <text:p>3026</text:p>
          </table:table-cell>
          <table:table-cell office:value-type="float" office:value="10.003484249115" calcext:value-type="float">
            <text:p>10,003484249115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0.0262632369995" calcext:value-type="float">
            <text:p>10,0262632369995</text:p>
          </table:table-cell>
          <table:table-cell table:number-columns-repeated="2" office:value-type="float" office:value="4021" calcext:value-type="float">
            <text:p>4021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3.09721636772156" calcext:value-type="float">
            <text:p>3,09721636772156</text:p>
          </table:table-cell>
          <table:table-cell table:formula="of:=SUM([.D2:.D101])" office:value-type="float" office:value="782745" calcext:value-type="float">
            <text:p>782745</text:p>
          </table:table-cell>
          <table:table-cell table:formula="of:=SUM([.E2:.E101])" office:value-type="float" office:value="782745" calcext:value-type="float">
            <text:p>782745</text:p>
          </table:table-cell>
          <table:table-cell table:formula="of:=SUM([.F2:.F101])" office:value-type="float" office:value="21.0223615169525" calcext:value-type="float">
            <text:p>21,0223615169525</text:p>
          </table:table-cell>
          <table:table-cell table:formula="of:=SUM([.G2:.G101])" office:value-type="float" office:value="337584" calcext:value-type="float">
            <text:p>337584</text:p>
          </table:table-cell>
          <table:table-cell table:formula="of:=SUM([.H2:.H101])" office:value-type="float" office:value="337584" calcext:value-type="float">
            <text:p>337584</text:p>
          </table:table-cell>
          <table:table-cell table:formula="of:=SUM([.I2:.I101])" office:value-type="float" office:value="999.919841766357" calcext:value-type="float">
            <text:p>999,919841766357</text:p>
          </table:table-cell>
          <table:table-cell table:formula="of:=SUM([.J2:.J101])" office:value-type="float" office:value="214483" calcext:value-type="float">
            <text:p>214483</text:p>
          </table:table-cell>
          <table:table-cell table:formula="of:=SUM([.K2:.K101])" office:value-type="float" office:value="214483" calcext:value-type="float">
            <text:p>214483</text:p>
          </table:table-cell>
          <table:table-cell table:formula="of:=SUM([.L2:.L101])" office:value-type="float" office:value="1002.00769424438" calcext:value-type="float">
            <text:p>1002,00769424438</text:p>
          </table:table-cell>
          <table:table-cell table:formula="of:=SUM([.M2:.M101])" office:value-type="float" office:value="415555" calcext:value-type="float">
            <text:p>415555</text:p>
          </table:table-cell>
          <table:table-cell table:formula="of:=SUM([.N2:.N101])" office:value-type="float" office:value="415555" calcext:value-type="float">
            <text:p>415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30:37.5233038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7:31:30.817849530</dc:date>
    <meta:editing-duration>PT1M25S</meta:editing-duration>
    <meta:editing-cycles>4</meta:editing-cycles>
    <meta:generator>LibreOffice/6.4.6.2$Linux_X86_64 LibreOffice_project/40$Build-2</meta:generator>
    <meta:document-statistic meta:table-count="1" meta:cell-count="14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1_maxs_10.0'.E1:'TESTBENCH_metaheu_ls_vnd_bvns_ts__niter_10_search_greedy_init_random_memory_10_times4ave_1_maxs_10.0'.E101 'TESTBENCH_metaheu_ls_vnd_bvns_ts__niter_10_search_greedy_init_random_memory_10_times4ave_1_maxs_10.0'.H1:'TESTBENCH_metaheu_ls_vnd_bvns_ts__niter_10_search_greedy_init_random_memory_10_times4ave_1_maxs_10.0'.H101 'TESTBENCH_metaheu_ls_vnd_bvns_ts__niter_10_search_greedy_init_random_memory_10_times4ave_1_maxs_10.0'.K1:'TESTBENCH_metaheu_ls_vnd_bvns_ts__niter_10_search_greedy_init_random_memory_10_times4ave_1_maxs_10.0'.K101 'TESTBENCH_metaheu_ls_vnd_bvns_ts__niter_10_search_greedy_init_random_memory_10_times4ave_1_maxs_10.0'.N1:'TESTBENCH_metaheu_ls_vnd_bvns_ts__niter_10_search_greedy_init_random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1_maxs_10.0'.E2:'TESTBENCH_metaheu_ls_vnd_bvns_ts__niter_10_search_greedy_init_random_memory_10_times4ave_1_maxs_10.0'.E101" chart:label-cell-address="'TESTBENCH_metaheu_ls_vnd_bvns_ts__niter_10_search_greedy_init_random_memory_10_times4ave_1_maxs_10.0'.E1:'TESTBENCH_metaheu_ls_vnd_bvns_ts__niter_10_search_greedy_init_random_memory_10_times4ave_1_maxs_10.0'.E1" chart:class="chart:line">
            <chart:data-point chart:repeated="100"/>
          </chart:series>
          <chart:series chart:style-name="ch8" chart:values-cell-range-address="'TESTBENCH_metaheu_ls_vnd_bvns_ts__niter_10_search_greedy_init_random_memory_10_times4ave_1_maxs_10.0'.H2:'TESTBENCH_metaheu_ls_vnd_bvns_ts__niter_10_search_greedy_init_random_memory_10_times4ave_1_maxs_10.0'.H101" chart:label-cell-address="'TESTBENCH_metaheu_ls_vnd_bvns_ts__niter_10_search_greedy_init_random_memory_10_times4ave_1_maxs_10.0'.H1:'TESTBENCH_metaheu_ls_vnd_bvns_ts__niter_10_search_greedy_init_random_memory_10_times4ave_1_maxs_10.0'.H1" chart:class="chart:line">
            <chart:data-point chart:repeated="100"/>
          </chart:series>
          <chart:series chart:style-name="ch9" chart:values-cell-range-address="'TESTBENCH_metaheu_ls_vnd_bvns_ts__niter_10_search_greedy_init_random_memory_10_times4ave_1_maxs_10.0'.K2:'TESTBENCH_metaheu_ls_vnd_bvns_ts__niter_10_search_greedy_init_random_memory_10_times4ave_1_maxs_10.0'.K101" chart:label-cell-address="'TESTBENCH_metaheu_ls_vnd_bvns_ts__niter_10_search_greedy_init_random_memory_10_times4ave_1_maxs_10.0'.K1:'TESTBENCH_metaheu_ls_vnd_bvns_ts__niter_10_search_greedy_init_random_memory_10_times4ave_1_maxs_10.0'.K1" chart:class="chart:line">
            <chart:data-point chart:repeated="100"/>
          </chart:series>
          <chart:series chart:style-name="ch10" chart:values-cell-range-address="'TESTBENCH_metaheu_ls_vnd_bvns_ts__niter_10_search_greedy_init_random_memory_10_times4ave_1_maxs_10.0'.N2:'TESTBENCH_metaheu_ls_vnd_bvns_ts__niter_10_search_greedy_init_random_memory_10_times4ave_1_maxs_10.0'.N101" chart:label-cell-address="'TESTBENCH_metaheu_ls_vnd_bvns_ts__niter_10_search_greedy_init_random_memory_10_times4ave_1_maxs_10.0'.N1:'TESTBENCH_metaheu_ls_vnd_bvns_ts__niter_10_search_greedy_init_random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1_maxs_10.0'.E1:'TESTBENCH_metaheu_ls_vnd_bvns_ts__niter_10_search_greedy_init_random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1_maxs_10.0'.H1:'TESTBENCH_metaheu_ls_vnd_bvns_ts__niter_10_search_greedy_init_random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1_maxs_10.0'.K1:'TESTBENCH_metaheu_ls_vnd_bvns_ts__niter_10_search_greedy_init_random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1_maxs_10.0'.N1:'TESTBENCH_metaheu_ls_vnd_bvns_ts__niter_10_search_greedy_init_random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02">
                <text:p>6302</text:p>
                <draw:g>
                  <svg:desc>'TESTBENCH_metaheu_ls_vnd_bvns_ts__niter_10_search_greedy_init_random_memory_10_times4ave_1_maxs_10.0'.E2:'TESTBENCH_metaheu_ls_vnd_bvns_ts__niter_10_search_greedy_init_random_memory_10_times4ave_1_maxs_10.0'.E101</svg:desc>
                </draw:g>
              </table:table-cell>
              <table:table-cell office:value-type="float" office:value="3492">
                <text:p>3492</text:p>
                <draw:g>
                  <svg:desc>'TESTBENCH_metaheu_ls_vnd_bvns_ts__niter_10_search_greedy_init_random_memory_10_times4ave_1_maxs_10.0'.H2:'TESTBENCH_metaheu_ls_vnd_bvns_ts__niter_10_search_greedy_init_random_memory_10_times4ave_1_maxs_10.0'.H101</svg:desc>
                </draw:g>
              </table:table-cell>
              <table:table-cell office:value-type="float" office:value="1920">
                <text:p>1920</text:p>
                <draw:g>
                  <svg:desc>'TESTBENCH_metaheu_ls_vnd_bvns_ts__niter_10_search_greedy_init_random_memory_10_times4ave_1_maxs_10.0'.K2:'TESTBENCH_metaheu_ls_vnd_bvns_ts__niter_10_search_greedy_init_random_memory_10_times4ave_1_maxs_10.0'.K101</svg:desc>
                </draw:g>
              </table:table-cell>
              <table:table-cell office:value-type="float" office:value="4398">
                <text:p>4398</text:p>
                <draw:g>
                  <svg:desc>'TESTBENCH_metaheu_ls_vnd_bvns_ts__niter_10_search_greedy_init_random_memory_10_times4ave_1_maxs_10.0'.N2:'TESTBENCH_metaheu_ls_vnd_bvns_ts__niter_10_search_greedy_init_random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22">
                <text:p>8322</text:p>
              </table:table-cell>
              <table:table-cell office:value-type="float" office:value="3677">
                <text:p>3677</text:p>
              </table:table-cell>
              <table:table-cell office:value-type="float" office:value="2019">
                <text:p>2019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26">
                <text:p>5626</text:p>
              </table:table-cell>
              <table:table-cell office:value-type="float" office:value="3202">
                <text:p>3202</text:p>
              </table:table-cell>
              <table:table-cell office:value-type="float" office:value="2134">
                <text:p>2134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98">
                <text:p>8098</text:p>
              </table:table-cell>
              <table:table-cell office:value-type="float" office:value="3172">
                <text:p>3172</text:p>
              </table:table-cell>
              <table:table-cell office:value-type="float" office:value="2079">
                <text:p>2079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73">
                <text:p>7773</text:p>
              </table:table-cell>
              <table:table-cell office:value-type="float" office:value="2940">
                <text:p>2940</text:p>
              </table:table-cell>
              <table:table-cell office:value-type="float" office:value="1933">
                <text:p>1933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47">
                <text:p>9347</text:p>
              </table:table-cell>
              <table:table-cell office:value-type="float" office:value="3793">
                <text:p>3793</text:p>
              </table:table-cell>
              <table:table-cell office:value-type="float" office:value="2159">
                <text:p>2159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22">
                <text:p>8022</text:p>
              </table:table-cell>
              <table:table-cell office:value-type="float" office:value="3331">
                <text:p>3331</text:p>
              </table:table-cell>
              <table:table-cell office:value-type="float" office:value="2081">
                <text:p>208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66">
                <text:p>6466</text:p>
              </table:table-cell>
              <table:table-cell office:value-type="float" office:value="3424">
                <text:p>3424</text:p>
              </table:table-cell>
              <table:table-cell office:value-type="float" office:value="2213">
                <text:p>2213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39">
                <text:p>7639</text:p>
              </table:table-cell>
              <table:table-cell office:value-type="float" office:value="2650">
                <text:p>2650</text:p>
              </table:table-cell>
              <table:table-cell office:value-type="float" office:value="2195">
                <text:p>219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">
                <text:p>8388</text:p>
              </table:table-cell>
              <table:table-cell office:value-type="float" office:value="3436">
                <text:p>3436</text:p>
              </table:table-cell>
              <table:table-cell office:value-type="float" office:value="2102">
                <text:p>2102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2">
                <text:p>7042</text:p>
              </table:table-cell>
              <table:table-cell office:value-type="float" office:value="3085">
                <text:p>3085</text:p>
              </table:table-cell>
              <table:table-cell office:value-type="float" office:value="2053">
                <text:p>2053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92">
                <text:p>7292</text:p>
              </table:table-cell>
              <table:table-cell office:value-type="float" office:value="2961">
                <text:p>2961</text:p>
              </table:table-cell>
              <table:table-cell office:value-type="float" office:value="2144">
                <text:p>2144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8">
                <text:p>7838</text:p>
              </table:table-cell>
              <table:table-cell office:value-type="float" office:value="3765">
                <text:p>3765</text:p>
              </table:table-cell>
              <table:table-cell office:value-type="float" office:value="2220">
                <text:p>222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73">
                <text:p>8773</text:p>
              </table:table-cell>
              <table:table-cell office:value-type="float" office:value="3486">
                <text:p>3486</text:p>
              </table:table-cell>
              <table:table-cell office:value-type="float" office:value="2121">
                <text:p>2121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09">
                <text:p>9109</text:p>
              </table:table-cell>
              <table:table-cell office:value-type="float" office:value="2983">
                <text:p>2983</text:p>
              </table:table-cell>
              <table:table-cell office:value-type="float" office:value="2160">
                <text:p>216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11">
                <text:p>8411</text:p>
              </table:table-cell>
              <table:table-cell office:value-type="float" office:value="3046">
                <text:p>3046</text:p>
              </table:table-cell>
              <table:table-cell office:value-type="float" office:value="2150">
                <text:p>2150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09">
                <text:p>7609</text:p>
              </table:table-cell>
              <table:table-cell office:value-type="float" office:value="3154">
                <text:p>3154</text:p>
              </table:table-cell>
              <table:table-cell office:value-type="float" office:value="2221">
                <text:p>2221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9">
                <text:p>7209</text:p>
              </table:table-cell>
              <table:table-cell office:value-type="float" office:value="2949">
                <text:p>2949</text:p>
              </table:table-cell>
              <table:table-cell office:value-type="float" office:value="2118">
                <text:p>2118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69">
                <text:p>8369</text:p>
              </table:table-cell>
              <table:table-cell office:value-type="float" office:value="3679">
                <text:p>3679</text:p>
              </table:table-cell>
              <table:table-cell office:value-type="float" office:value="2141">
                <text:p>2141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62">
                <text:p>8762</text:p>
              </table:table-cell>
              <table:table-cell office:value-type="float" office:value="3307">
                <text:p>3307</text:p>
              </table:table-cell>
              <table:table-cell office:value-type="float" office:value="1994">
                <text:p>1994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73">
                <text:p>8873</text:p>
              </table:table-cell>
              <table:table-cell office:value-type="float" office:value="3632">
                <text:p>3632</text:p>
              </table:table-cell>
              <table:table-cell office:value-type="float" office:value="2200">
                <text:p>220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20">
                <text:p>6920</text:p>
              </table:table-cell>
              <table:table-cell office:value-type="float" office:value="3356">
                <text:p>3356</text:p>
              </table:table-cell>
              <table:table-cell office:value-type="float" office:value="2159">
                <text:p>2159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29">
                <text:p>7329</text:p>
              </table:table-cell>
              <table:table-cell office:value-type="float" office:value="3397">
                <text:p>3397</text:p>
              </table:table-cell>
              <table:table-cell office:value-type="float" office:value="2139">
                <text:p>2139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24">
                <text:p>7024</text:p>
              </table:table-cell>
              <table:table-cell office:value-type="float" office:value="3198">
                <text:p>3198</text:p>
              </table:table-cell>
              <table:table-cell office:value-type="float" office:value="1973">
                <text:p>1973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56">
                <text:p>8656</text:p>
              </table:table-cell>
              <table:table-cell office:value-type="float" office:value="2946">
                <text:p>2946</text:p>
              </table:table-cell>
              <table:table-cell office:value-type="float" office:value="2327">
                <text:p>2327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65">
                <text:p>8365</text:p>
              </table:table-cell>
              <table:table-cell office:value-type="float" office:value="3215">
                <text:p>3215</text:p>
              </table:table-cell>
              <table:table-cell office:value-type="float" office:value="2149">
                <text:p>2149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65">
                <text:p>7265</text:p>
              </table:table-cell>
              <table:table-cell office:value-type="float" office:value="3393">
                <text:p>3393</text:p>
              </table:table-cell>
              <table:table-cell office:value-type="float" office:value="2254">
                <text:p>2254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46">
                <text:p>6946</text:p>
              </table:table-cell>
              <table:table-cell office:value-type="float" office:value="3090">
                <text:p>3090</text:p>
              </table:table-cell>
              <table:table-cell office:value-type="float" office:value="2111">
                <text:p>2111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75">
                <text:p>8875</text:p>
              </table:table-cell>
              <table:table-cell office:value-type="float" office:value="3828">
                <text:p>3828</text:p>
              </table:table-cell>
              <table:table-cell office:value-type="float" office:value="2018">
                <text:p>2018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36">
                <text:p>8436</text:p>
              </table:table-cell>
              <table:table-cell office:value-type="float" office:value="3510">
                <text:p>3510</text:p>
              </table:table-cell>
              <table:table-cell office:value-type="float" office:value="2070">
                <text:p>207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92">
                <text:p>8892</text:p>
              </table:table-cell>
              <table:table-cell office:value-type="float" office:value="3206">
                <text:p>3206</text:p>
              </table:table-cell>
              <table:table-cell office:value-type="float" office:value="2266">
                <text:p>226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55">
                <text:p>7355</text:p>
              </table:table-cell>
              <table:table-cell office:value-type="float" office:value="4008">
                <text:p>4008</text:p>
              </table:table-cell>
              <table:table-cell office:value-type="float" office:value="2250">
                <text:p>225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61">
                <text:p>7961</text:p>
              </table:table-cell>
              <table:table-cell office:value-type="float" office:value="3419">
                <text:p>3419</text:p>
              </table:table-cell>
              <table:table-cell office:value-type="float" office:value="2139">
                <text:p>213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25">
                <text:p>8925</text:p>
              </table:table-cell>
              <table:table-cell office:value-type="float" office:value="3097">
                <text:p>3097</text:p>
              </table:table-cell>
              <table:table-cell office:value-type="float" office:value="2168">
                <text:p>2168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63">
                <text:p>7263</text:p>
              </table:table-cell>
              <table:table-cell office:value-type="float" office:value="2753">
                <text:p>2753</text:p>
              </table:table-cell>
              <table:table-cell office:value-type="float" office:value="2158">
                <text:p>2158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26">
                <text:p>8726</text:p>
              </table:table-cell>
              <table:table-cell office:value-type="float" office:value="3099">
                <text:p>3099</text:p>
              </table:table-cell>
              <table:table-cell office:value-type="float" office:value="2054">
                <text:p>2054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28">
                <text:p>8028</text:p>
              </table:table-cell>
              <table:table-cell office:value-type="float" office:value="2925">
                <text:p>2925</text:p>
              </table:table-cell>
              <table:table-cell office:value-type="float" office:value="2076">
                <text:p>2076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6">
                <text:p>6576</text:p>
              </table:table-cell>
              <table:table-cell office:value-type="float" office:value="3250">
                <text:p>3250</text:p>
              </table:table-cell>
              <table:table-cell office:value-type="float" office:value="2198">
                <text:p>219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31">
                <text:p>9531</text:p>
              </table:table-cell>
              <table:table-cell office:value-type="float" office:value="3232">
                <text:p>3232</text:p>
              </table:table-cell>
              <table:table-cell office:value-type="float" office:value="2232">
                <text:p>2232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99">
                <text:p>7599</text:p>
              </table:table-cell>
              <table:table-cell office:value-type="float" office:value="3467">
                <text:p>3467</text:p>
              </table:table-cell>
              <table:table-cell office:value-type="float" office:value="2145">
                <text:p>2145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14">
                <text:p>7614</text:p>
              </table:table-cell>
              <table:table-cell office:value-type="float" office:value="3658">
                <text:p>3658</text:p>
              </table:table-cell>
              <table:table-cell office:value-type="float" office:value="2242">
                <text:p>2242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9">
                <text:p>7639</text:p>
              </table:table-cell>
              <table:table-cell office:value-type="float" office:value="3246">
                <text:p>3246</text:p>
              </table:table-cell>
              <table:table-cell office:value-type="float" office:value="2144">
                <text:p>2144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49">
                <text:p>7249</text:p>
              </table:table-cell>
              <table:table-cell office:value-type="float" office:value="3237">
                <text:p>3237</text:p>
              </table:table-cell>
              <table:table-cell office:value-type="float" office:value="2099">
                <text:p>2099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47">
                <text:p>8347</text:p>
              </table:table-cell>
              <table:table-cell office:value-type="float" office:value="3838">
                <text:p>3838</text:p>
              </table:table-cell>
              <table:table-cell office:value-type="float" office:value="2251">
                <text:p>2251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03">
                <text:p>8603</text:p>
              </table:table-cell>
              <table:table-cell office:value-type="float" office:value="3553">
                <text:p>3553</text:p>
              </table:table-cell>
              <table:table-cell office:value-type="float" office:value="2374">
                <text:p>2374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74">
                <text:p>7774</text:p>
              </table:table-cell>
              <table:table-cell office:value-type="float" office:value="3696">
                <text:p>3696</text:p>
              </table:table-cell>
              <table:table-cell office:value-type="float" office:value="2057">
                <text:p>2057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88">
                <text:p>6588</text:p>
              </table:table-cell>
              <table:table-cell office:value-type="float" office:value="3597">
                <text:p>3597</text:p>
              </table:table-cell>
              <table:table-cell office:value-type="float" office:value="2186">
                <text:p>2186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48">
                <text:p>7748</text:p>
              </table:table-cell>
              <table:table-cell office:value-type="float" office:value="3350">
                <text:p>3350</text:p>
              </table:table-cell>
              <table:table-cell office:value-type="float" office:value="2235">
                <text:p>223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23">
                <text:p>7623</text:p>
              </table:table-cell>
              <table:table-cell office:value-type="float" office:value="4001">
                <text:p>4001</text:p>
              </table:table-cell>
              <table:table-cell office:value-type="float" office:value="2107">
                <text:p>2107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06">
                <text:p>8706</text:p>
              </table:table-cell>
              <table:table-cell office:value-type="float" office:value="3800">
                <text:p>3800</text:p>
              </table:table-cell>
              <table:table-cell office:value-type="float" office:value="2235">
                <text:p>2235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05">
                <text:p>8405</text:p>
              </table:table-cell>
              <table:table-cell office:value-type="float" office:value="3624">
                <text:p>3624</text:p>
              </table:table-cell>
              <table:table-cell office:value-type="float" office:value="2049">
                <text:p>204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30">
                <text:p>7230</text:p>
              </table:table-cell>
              <table:table-cell office:value-type="float" office:value="3351">
                <text:p>3351</text:p>
              </table:table-cell>
              <table:table-cell office:value-type="float" office:value="2194">
                <text:p>219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41">
                <text:p>8241</text:p>
              </table:table-cell>
              <table:table-cell office:value-type="float" office:value="4280">
                <text:p>4280</text:p>
              </table:table-cell>
              <table:table-cell office:value-type="float" office:value="2180">
                <text:p>218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11">
                <text:p>8211</text:p>
              </table:table-cell>
              <table:table-cell office:value-type="float" office:value="2927">
                <text:p>2927</text:p>
              </table:table-cell>
              <table:table-cell office:value-type="float" office:value="2107">
                <text:p>210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71">
                <text:p>8971</text:p>
              </table:table-cell>
              <table:table-cell office:value-type="float" office:value="2660">
                <text:p>2660</text:p>
              </table:table-cell>
              <table:table-cell office:value-type="float" office:value="2025">
                <text:p>202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1">
                <text:p>8531</text:p>
              </table:table-cell>
              <table:table-cell office:value-type="float" office:value="3492">
                <text:p>3492</text:p>
              </table:table-cell>
              <table:table-cell office:value-type="float" office:value="2118">
                <text:p>2118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86">
                <text:p>7086</text:p>
              </table:table-cell>
              <table:table-cell office:value-type="float" office:value="3544">
                <text:p>3544</text:p>
              </table:table-cell>
              <table:table-cell office:value-type="float" office:value="2155">
                <text:p>2155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22">
                <text:p>8422</text:p>
              </table:table-cell>
              <table:table-cell office:value-type="float" office:value="4540">
                <text:p>4540</text:p>
              </table:table-cell>
              <table:table-cell office:value-type="float" office:value="2076">
                <text:p>2076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46">
                <text:p>8646</text:p>
              </table:table-cell>
              <table:table-cell office:value-type="float" office:value="3292">
                <text:p>3292</text:p>
              </table:table-cell>
              <table:table-cell office:value-type="float" office:value="2196">
                <text:p>2196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14">
                <text:p>6714</text:p>
              </table:table-cell>
              <table:table-cell office:value-type="float" office:value="2867">
                <text:p>2867</text:p>
              </table:table-cell>
              <table:table-cell office:value-type="float" office:value="2066">
                <text:p>2066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90">
                <text:p>7990</text:p>
              </table:table-cell>
              <table:table-cell office:value-type="float" office:value="3228">
                <text:p>3228</text:p>
              </table:table-cell>
              <table:table-cell office:value-type="float" office:value="2277">
                <text:p>227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28">
                <text:p>6428</text:p>
              </table:table-cell>
              <table:table-cell office:value-type="float" office:value="3073">
                <text:p>3073</text:p>
              </table:table-cell>
              <table:table-cell office:value-type="float" office:value="2269">
                <text:p>2269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11">
                <text:p>8311</text:p>
              </table:table-cell>
              <table:table-cell office:value-type="float" office:value="3297">
                <text:p>3297</text:p>
              </table:table-cell>
              <table:table-cell office:value-type="float" office:value="2273">
                <text:p>227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15">
                <text:p>8815</text:p>
              </table:table-cell>
              <table:table-cell office:value-type="float" office:value="3326">
                <text:p>3326</text:p>
              </table:table-cell>
              <table:table-cell office:value-type="float" office:value="2412">
                <text:p>2412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36">
                <text:p>8936</text:p>
              </table:table-cell>
              <table:table-cell office:value-type="float" office:value="3457">
                <text:p>3457</text:p>
              </table:table-cell>
              <table:table-cell office:value-type="float" office:value="2220">
                <text:p>222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78">
                <text:p>6978</text:p>
              </table:table-cell>
              <table:table-cell office:value-type="float" office:value="3265">
                <text:p>3265</text:p>
              </table:table-cell>
              <table:table-cell office:value-type="float" office:value="2120">
                <text:p>212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92">
                <text:p>7292</text:p>
              </table:table-cell>
              <table:table-cell office:value-type="float" office:value="3320">
                <text:p>3320</text:p>
              </table:table-cell>
              <table:table-cell office:value-type="float" office:value="2166">
                <text:p>216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47">
                <text:p>6647</text:p>
              </table:table-cell>
              <table:table-cell office:value-type="float" office:value="2930">
                <text:p>2930</text:p>
              </table:table-cell>
              <table:table-cell office:value-type="float" office:value="1985">
                <text:p>1985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51">
                <text:p>6751</text:p>
              </table:table-cell>
              <table:table-cell office:value-type="float" office:value="4415">
                <text:p>4415</text:p>
              </table:table-cell>
              <table:table-cell office:value-type="float" office:value="2152">
                <text:p>2152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82">
                <text:p>7682</text:p>
              </table:table-cell>
              <table:table-cell office:value-type="float" office:value="4030">
                <text:p>4030</text:p>
              </table:table-cell>
              <table:table-cell office:value-type="float" office:value="2012">
                <text:p>2012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91">
                <text:p>8291</text:p>
              </table:table-cell>
              <table:table-cell office:value-type="float" office:value="4165">
                <text:p>4165</text:p>
              </table:table-cell>
              <table:table-cell office:value-type="float" office:value="2149">
                <text:p>2149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62">
                <text:p>7562</text:p>
              </table:table-cell>
              <table:table-cell office:value-type="float" office:value="3252">
                <text:p>3252</text:p>
              </table:table-cell>
              <table:table-cell office:value-type="float" office:value="2356">
                <text:p>2356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41">
                <text:p>7241</text:p>
              </table:table-cell>
              <table:table-cell office:value-type="float" office:value="2896">
                <text:p>2896</text:p>
              </table:table-cell>
              <table:table-cell office:value-type="float" office:value="2305">
                <text:p>2305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6">
                <text:p>7306</text:p>
              </table:table-cell>
              <table:table-cell office:value-type="float" office:value="2932">
                <text:p>2932</text:p>
              </table:table-cell>
              <table:table-cell office:value-type="float" office:value="2009">
                <text:p>2009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22">
                <text:p>7122</text:p>
              </table:table-cell>
              <table:table-cell office:value-type="float" office:value="3349">
                <text:p>3349</text:p>
              </table:table-cell>
              <table:table-cell office:value-type="float" office:value="2198">
                <text:p>219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06">
                <text:p>6106</text:p>
              </table:table-cell>
              <table:table-cell office:value-type="float" office:value="3347">
                <text:p>3347</text:p>
              </table:table-cell>
              <table:table-cell office:value-type="float" office:value="2102">
                <text:p>2102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11">
                <text:p>6811</text:p>
              </table:table-cell>
              <table:table-cell office:value-type="float" office:value="3098">
                <text:p>3098</text:p>
              </table:table-cell>
              <table:table-cell office:value-type="float" office:value="2039">
                <text:p>203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94">
                <text:p>7694</text:p>
              </table:table-cell>
              <table:table-cell office:value-type="float" office:value="3268">
                <text:p>3268</text:p>
              </table:table-cell>
              <table:table-cell office:value-type="float" office:value="2095">
                <text:p>209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4">
                <text:p>7664</text:p>
              </table:table-cell>
              <table:table-cell office:value-type="float" office:value="3484">
                <text:p>3484</text:p>
              </table:table-cell>
              <table:table-cell office:value-type="float" office:value="2313">
                <text:p>2313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96">
                <text:p>7096</text:p>
              </table:table-cell>
              <table:table-cell office:value-type="float" office:value="3145">
                <text:p>3145</text:p>
              </table:table-cell>
              <table:table-cell office:value-type="float" office:value="2315">
                <text:p>2315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25">
                <text:p>8125</text:p>
              </table:table-cell>
              <table:table-cell office:value-type="float" office:value="3221">
                <text:p>3221</text:p>
              </table:table-cell>
              <table:table-cell office:value-type="float" office:value="2155">
                <text:p>2155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15">
                <text:p>8615</text:p>
              </table:table-cell>
              <table:table-cell office:value-type="float" office:value="2934">
                <text:p>2934</text:p>
              </table:table-cell>
              <table:table-cell office:value-type="float" office:value="2230">
                <text:p>2230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6">
                <text:p>8806</text:p>
              </table:table-cell>
              <table:table-cell office:value-type="float" office:value="3153">
                <text:p>3153</text:p>
              </table:table-cell>
              <table:table-cell office:value-type="float" office:value="1999">
                <text:p>1999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6">
                <text:p>6726</text:p>
              </table:table-cell>
              <table:table-cell office:value-type="float" office:value="3920">
                <text:p>3920</text:p>
              </table:table-cell>
              <table:table-cell office:value-type="float" office:value="2118">
                <text:p>2118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69">
                <text:p>8769</text:p>
              </table:table-cell>
              <table:table-cell office:value-type="float" office:value="3437">
                <text:p>3437</text:p>
              </table:table-cell>
              <table:table-cell office:value-type="float" office:value="2284">
                <text:p>2284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83">
                <text:p>8383</text:p>
              </table:table-cell>
              <table:table-cell office:value-type="float" office:value="3339">
                <text:p>3339</text:p>
              </table:table-cell>
              <table:table-cell office:value-type="float" office:value="2146">
                <text:p>2146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99">
                <text:p>6499</text:p>
              </table:table-cell>
              <table:table-cell office:value-type="float" office:value="3400">
                <text:p>3400</text:p>
              </table:table-cell>
              <table:table-cell office:value-type="float" office:value="2019">
                <text:p>2019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30">
                <text:p>7330</text:p>
              </table:table-cell>
              <table:table-cell office:value-type="float" office:value="3145">
                <text:p>3145</text:p>
              </table:table-cell>
              <table:table-cell office:value-type="float" office:value="2180">
                <text:p>218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49">
                <text:p>7149</text:p>
              </table:table-cell>
              <table:table-cell office:value-type="float" office:value="3537">
                <text:p>3537</text:p>
              </table:table-cell>
              <table:table-cell office:value-type="float" office:value="2190">
                <text:p>2190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03">
                <text:p>7103</text:p>
              </table:table-cell>
              <table:table-cell office:value-type="float" office:value="3571">
                <text:p>3571</text:p>
              </table:table-cell>
              <table:table-cell office:value-type="float" office:value="2083">
                <text:p>2083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31">
                <text:p>7531</text:p>
              </table:table-cell>
              <table:table-cell office:value-type="float" office:value="3095">
                <text:p>3095</text:p>
              </table:table-cell>
              <table:table-cell office:value-type="float" office:value="2135">
                <text:p>2135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15">
                <text:p>7415</text:p>
              </table:table-cell>
              <table:table-cell office:value-type="float" office:value="3782">
                <text:p>3782</text:p>
              </table:table-cell>
              <table:table-cell office:value-type="float" office:value="2112">
                <text:p>2112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91">
                <text:p>8091</text:p>
              </table:table-cell>
              <table:table-cell office:value-type="float" office:value="3380">
                <text:p>3380</text:p>
              </table:table-cell>
              <table:table-cell office:value-type="float" office:value="2082">
                <text:p>2082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92">
                <text:p>7692</text:p>
              </table:table-cell>
              <table:table-cell office:value-type="float" office:value="3027">
                <text:p>3027</text:p>
              </table:table-cell>
              <table:table-cell office:value-type="float" office:value="2181">
                <text:p>2181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85">
                <text:p>8385</text:p>
              </table:table-cell>
              <table:table-cell office:value-type="float" office:value="3591">
                <text:p>3591</text:p>
              </table:table-cell>
              <table:table-cell office:value-type="float" office:value="2019">
                <text:p>2019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74">
                <text:p>9174</text:p>
              </table:table-cell>
              <table:table-cell office:value-type="float" office:value="3790">
                <text:p>3790</text:p>
              </table:table-cell>
              <table:table-cell office:value-type="float" office:value="2192">
                <text:p>219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21">
                <text:p>8721</text:p>
              </table:table-cell>
              <table:table-cell office:value-type="float" office:value="3534">
                <text:p>3534</text:p>
              </table:table-cell>
              <table:table-cell office:value-type="float" office:value="2074">
                <text:p>207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77">
                <text:p>9177</text:p>
              </table:table-cell>
              <table:table-cell office:value-type="float" office:value="3914">
                <text:p>3914</text:p>
              </table:table-cell>
              <table:table-cell office:value-type="float" office:value="2150">
                <text:p>2150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70">
                <text:p>7370</text:p>
              </table:table-cell>
              <table:table-cell office:value-type="float" office:value="3405">
                <text:p>3405</text:p>
              </table:table-cell>
              <table:table-cell office:value-type="float" office:value="1962">
                <text:p>1962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71">
                <text:p>8671</text:p>
              </table:table-cell>
              <table:table-cell office:value-type="float" office:value="3026">
                <text:p>3026</text:p>
              </table:table-cell>
              <table:table-cell office:value-type="float" office:value="2066">
                <text:p>2066</text:p>
              </table:table-cell>
              <table:table-cell office:value-type="float" office:value="4021">
                <text:p>4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